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4993in" fo:margin-left="0in" fo:margin-top="0in" fo:margin-bottom="0in" table:align="left"/>
    </style:style>
    <style:style style:name="Table1.A" style:family="table-column">
      <style:table-column-properties style:column-width="0.9688in"/>
    </style:style>
    <style:style style:name="Table1.B" style:family="table-column">
      <style:table-column-properties style:column-width="2.8069in"/>
    </style:style>
    <style:style style:name="Table1.C" style:family="table-column">
      <style:table-column-properties style:column-width="2.7236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7535in" fo:keep-together="auto"/>
    </style:style>
    <style:style style:name="Table1.3" style:family="table-row">
      <style:table-row-properties style:min-row-height="0.566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4257in"/>
    </style:style>
    <style:style style:name="Table2.B" style:family="table-column">
      <style:table-column-properties style:column-width="2.3917in"/>
    </style:style>
    <style:style style:name="Table2.C" style:family="table-column">
      <style:table-column-properties style:column-width="2.6826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Table2.2" style:family="table-row">
      <style:table-row-properties style:min-row-height="0.5347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1b1d1e" fo:padding-left="0.125in" fo:padding-right="0.125in" fo:padding-top="0.0833in" fo:padding-bottom="0.0833in" fo:border="0.75pt solid #000000">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background-color="#1b1d1e" fo:padding-left="0.125in" fo:padding-right="0.125in" fo:padding-top="0.0833in" fo:padding-bottom="0.0833in" fo:border="0.75pt solid #000000">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background-color="#1b1d1e" fo:padding-left="0.125in" fo:padding-right="0.125in" fo:padding-top="0.0833in" fo:padding-bottom="0.0833in" fo:border="0.75pt solid #000000">
        <style:background-image/>
      </style:table-cell-properties>
    </style:style>
    <style:style style:name="Table6" style:family="table">
      <style:table-properties style:width="2.0417in" fo:margin-left="0in" fo:margin-top="0in" fo:margin-bottom="0in" table:align="left"/>
    </style:style>
    <style:style style:name="Table6.A" style:family="table-column">
      <style:table-column-properties style:column-width="1.041in"/>
    </style:style>
    <style:style style:name="Table6.B" style:family="table-column">
      <style:table-column-properties style:column-width="0.5in"/>
    </style:style>
    <style:style style:name="Table6.C" style:family="table-column">
      <style:table-column-properties style:column-width="0.5007in"/>
    </style:style>
    <style:style style:name="Table6.1" style:family="table-row">
      <style:table-row-properties style:min-row-height="0.3542in" fo:keep-together="auto"/>
    </style:style>
    <style:style style:name="Table6.A1" style:family="table-cell">
      <style:table-cell-properties style:vertical-align="" fo:padding-left="0.1389in" fo:padding-right="0.1389in" fo:padding-top="0.0694in" fo:padding-bottom="0.0694in" fo:border="0.75pt solid #3d444d"/>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14%" fo:padding="0in" fo:border="none"/>
    </style:style>
    <style:style style:name="P4"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25" style:family="paragraph" style:parent-style-name="Standard" style:list-style-name="WWNum1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26" style:family="paragraph" style:parent-style-name="Standard" style:list-style-name="WWNum28">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27" style:family="paragraph" style:parent-style-name="Standard" style:list-style-name="WWNum34">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28" style:family="paragraph" style:parent-style-name="Standard" style:list-style-name="WWNum1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29" style:family="paragraph" style:parent-style-name="Standard" style:list-style-name="WWNum1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0" style:family="paragraph" style:parent-style-name="Standard" style:list-style-name="WWNum1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1" style:family="paragraph" style:parent-style-name="Standard" style:list-style-name="WWNum1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2" style:family="paragraph" style:parent-style-name="Standard" style:list-style-name="WWNum18">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3" style:family="paragraph" style:parent-style-name="Standard" style:list-style-name="WWNum18">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4" style:family="paragraph" style:parent-style-name="Standard" style:list-style-name="WWNum8">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5" style:family="paragraph" style:parent-style-name="Standard" style:list-style-name="WWNum8">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6" style:family="paragraph" style:parent-style-name="Standard" style:list-style-name="WWNum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7" style:family="paragraph" style:parent-style-name="Standard" style:list-style-name="WWNum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8" style:family="paragraph" style:parent-style-name="Standard" style:list-style-name="WWNum2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39" style:family="paragraph" style:parent-style-name="Standard" style:list-style-name="WWNum2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0" style:family="paragraph" style:parent-style-name="Standard" style:list-style-name="WWNum2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1" style:family="paragraph" style:parent-style-name="Standard" style:list-style-name="WWNum2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2" style:family="paragraph" style:parent-style-name="Standard" style:list-style-name="WWNum24">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3" style:family="paragraph" style:parent-style-name="Standard" style:list-style-name="WWNum24">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4" style:family="paragraph" style:parent-style-name="Standard" style:list-style-name="WWNum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5" style:family="paragraph" style:parent-style-name="Standard" style:list-style-name="WWNum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6" style:family="paragraph" style:parent-style-name="Standard" style:list-style-name="WWNum1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7" style:family="paragraph" style:parent-style-name="Standard" style:list-style-name="WWNum1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8" style:family="paragraph" style:parent-style-name="Standard" style:list-style-name="WWNum3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49" style:family="paragraph" style:parent-style-name="Standard" style:list-style-name="WWNum3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0" style:family="paragraph" style:parent-style-name="Standard" style:list-style-name="WWNum1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1" style:family="paragraph" style:parent-style-name="Standard" style:list-style-name="WWNum1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2" style:family="paragraph" style:parent-style-name="Standard" style:list-style-name="WWNum3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3" style:family="paragraph" style:parent-style-name="Standard" style:list-style-name="WWNum3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4" style:family="paragraph" style:parent-style-name="Standard" style:list-style-name="WWNum19">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5" style:family="paragraph" style:parent-style-name="Standard" style:list-style-name="WWNum3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6" style:family="paragraph" style:parent-style-name="Standard" style:list-style-name="WWNum31">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7" style:family="paragraph" style:parent-style-name="Standard" style:list-style-name="WWNum37">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8" style:family="paragraph" style:parent-style-name="Standard" style:list-style-name="WWNum9">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59" style:family="paragraph" style:parent-style-name="Standard" style:list-style-name="WWNum9">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0" style:family="paragraph" style:parent-style-name="Standard" style:list-style-name="WWNum2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1" style:family="paragraph" style:parent-style-name="Standard" style:list-style-name="WWNum26">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2" style:family="paragraph" style:parent-style-name="Standard" style:list-style-name="WWNum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3" style:family="paragraph" style:parent-style-name="Standard" style:list-style-name="WWNum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4" style:family="paragraph" style:parent-style-name="Standard" style:list-style-name="WWNum3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5" style:family="paragraph" style:parent-style-name="Standard" style:list-style-name="WWNum32">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6" style:family="paragraph" style:parent-style-name="Standard" style:list-style-name="WWNum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7" style:family="paragraph" style:parent-style-name="Standard" style:list-style-name="WWNum5">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8" style:family="paragraph" style:parent-style-name="Standard" style:list-style-name="WWNum23">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69" style:family="paragraph" style:parent-style-name="Standard" style:list-style-name="WWNum23">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70" style:family="paragraph" style:parent-style-name="Standard" style:list-style-name="WWNum23">
      <loext:graphic-properties draw:fill="solid" draw:fill-color="#0d1117"/>
      <style:paragraph-properties fo:margin-left="0.5in" fo:margin-right="0in" fo:margin-top="0in" fo:margin-bottom="0in" loext:contextual-spacing="false" fo:line-height="114%" fo:text-indent="-0.25in" style:auto-text-indent="false" fo:background-color="#0d1117"/>
    </style:style>
    <style:style style:name="P71"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80" style:family="paragraph" style:parent-style-name="Standard" style:list-style-name="WWNum16">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1" style:family="paragraph" style:parent-style-name="Standard" style:list-style-name="WWNum28">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2" style:family="paragraph" style:parent-style-name="Standard" style:list-style-name="WWNum34">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3" style:family="paragraph" style:parent-style-name="Standard" style:list-style-name="WWNum11">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4" style:family="paragraph" style:parent-style-name="Standard" style:list-style-name="WWNum12">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5" style:family="paragraph" style:parent-style-name="Standard" style:list-style-name="WWNum18">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6" style:family="paragraph" style:parent-style-name="Standard" style:list-style-name="WWNum8">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7" style:family="paragraph" style:parent-style-name="Standard" style:list-style-name="WWNum1">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8" style:family="paragraph" style:parent-style-name="Standard" style:list-style-name="WWNum27">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89" style:family="paragraph" style:parent-style-name="Standard" style:list-style-name="WWNum25">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0" style:family="paragraph" style:parent-style-name="Standard" style:list-style-name="WWNum24">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1" style:family="paragraph" style:parent-style-name="Standard" style:list-style-name="WWNum7">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2" style:family="paragraph" style:parent-style-name="Standard" style:list-style-name="WWNum17">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3" style:family="paragraph" style:parent-style-name="Standard" style:list-style-name="WWNum35">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4" style:family="paragraph" style:parent-style-name="Standard" style:list-style-name="WWNum15">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5" style:family="paragraph" style:parent-style-name="Standard" style:list-style-name="WWNum36">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6" style:family="paragraph" style:parent-style-name="Standard" style:list-style-name="WWNum19">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7" style:family="paragraph" style:parent-style-name="Standard" style:list-style-name="WWNum31">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8" style:family="paragraph" style:parent-style-name="Standard" style:list-style-name="WWNum37">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99" style:family="paragraph" style:parent-style-name="Standard" style:list-style-name="WWNum9">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100" style:family="paragraph" style:parent-style-name="Standard" style:list-style-name="WWNum26">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101" style:family="paragraph" style:parent-style-name="Standard" style:list-style-name="WWNum2">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102" style:family="paragraph" style:parent-style-name="Standard" style:list-style-name="WWNum32">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103" style:family="paragraph" style:parent-style-name="Standard" style:list-style-name="WWNum5">
      <loext:graphic-properties draw:fill="solid" draw:fill-color="#0d1117"/>
      <style:paragraph-properties fo:margin-left="0.5in" fo:margin-right="0in" fo:margin-top="0in" fo:margin-bottom="0.1665in" loext:contextual-spacing="false" fo:line-height="114%" fo:text-indent="-0.25in" style:auto-text-indent="false" fo:background-color="#0d1117"/>
    </style:style>
    <style:style style:name="P104" style:family="paragraph" style:parent-style-name="Standard">
      <style:paragraph-properties fo:margin-left="0.4165in" fo:margin-right="0.4165in" fo:margin-top="0.1665in" fo:margin-bottom="0.1665in" loext:contextual-spacing="false" fo:line-height="100%" fo:text-indent="0in" style:auto-text-indent="false"/>
    </style:style>
    <style:style style:name="P105"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06" style:family="paragraph" style:parent-style-name="Standard" style:list-style-name="WWNum14">
      <style:paragraph-properties fo:margin-left="1in" fo:margin-right="0in" fo:margin-top="0in" fo:margin-bottom="0.1665in" loext:contextual-spacing="false" fo:line-height="100%" fo:text-indent="-0.25in" style:auto-text-indent="false"/>
    </style:style>
    <style:style style:name="P107" style:family="paragraph" style:parent-style-name="Standard">
      <style:paragraph-properties fo:margin-top="0in" fo:margin-bottom="0.1665in" loext:contextual-spacing="false" fo:line-height="114%" fo:padding="0in" fo:border="none"/>
    </style:style>
    <style:style style:name="P108" style:family="paragraph" style:parent-style-name="Standard">
      <loext:graphic-properties draw:fill="solid" draw:fill-color="#0d1117"/>
      <style:paragraph-properties fo:margin-top="0in" fo:margin-bottom="0.1665in" loext:contextual-spacing="false" fo:line-height="145%" fo:background-color="#0d1117"/>
    </style:style>
    <style:style style:name="P109" style:family="paragraph" style:parent-style-name="Standard">
      <style:paragraph-properties fo:margin-top="0in" fo:margin-bottom="0.1665in" loext:contextual-spacing="false" fo:line-height="114%"/>
    </style:style>
    <style:style style:name="P110" style:family="paragraph" style:parent-style-name="Standard">
      <loext:graphic-properties draw:fill="solid" draw:fill-color="#0d1117"/>
      <style:paragraph-properties fo:margin-top="0in" fo:margin-bottom="0.1665in" loext:contextual-spacing="false" fo:line-height="114%" fo:background-color="#0d1117"/>
    </style:style>
    <style:style style:name="P111" style:family="paragraph" style:parent-style-name="Standard">
      <style:paragraph-properties fo:margin-top="0in" fo:margin-bottom="0.1665in" loext:contextual-spacing="false" fo:line-height="114%" fo:text-align="center" style:justify-single-word="false"/>
    </style:style>
    <style:style style:name="P112" style:family="paragraph" style:parent-style-name="Standard">
      <style:paragraph-properties fo:margin-top="0in" fo:margin-bottom="0.1665in" loext:contextual-spacing="false" fo:line-height="145%"/>
      <style:text-properties fo:color="#f0f6fc" style:text-position="super 58%" style:font-name="Courier New" fo:font-size="10pt" fo:background-color="#151b23" style:font-name-asian="Courier New1" style:font-size-asian="10pt" style:font-name-complex="Courier New1" style:font-size-complex="10pt"/>
    </style:style>
    <style:style style:name="P113" style:family="paragraph" style:parent-style-name="Standard">
      <style:paragraph-properties fo:line-height="114%" fo:padding="0in" fo:border="none"/>
      <style:text-properties fo:color="#d5d1cb" style:font-name="Google Sans Text" style:font-name-asian="Google Sans Text1" style:font-name-complex="Google Sans Text1"/>
    </style:style>
    <style:style style:name="P114" style:family="paragraph" style:parent-style-name="Standard">
      <style:paragraph-properties fo:line-height="114%" fo:padding="0in" fo:border="none"/>
    </style:style>
    <style:style style:name="P115" style:family="paragraph" style:parent-style-name="Standard">
      <style:paragraph-properties fo:margin-top="0.0835in" fo:margin-bottom="0.0835in" loext:contextual-spacing="false" fo:line-height="114%" fo:padding="0in" fo:border="none"/>
    </style:style>
    <style:style style:name="P116" style:family="paragraph" style:parent-style-name="Standard">
      <style:paragraph-properties fo:margin-top="0in" fo:margin-bottom="0.0835in" loext:contextual-spacing="false" fo:line-height="114%" fo:padding="0in" fo:border="none"/>
    </style:style>
    <style:style style:name="P117"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118"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119" style:family="paragraph" style:parent-style-name="Standard" style:list-style-name="WWNum21">
      <style:paragraph-properties fo:margin-left="0.3335in" fo:margin-right="0in" fo:margin-top="0in" fo:margin-bottom="0in" loext:contextual-spacing="false" fo:line-height="114%" fo:text-indent="-0.25in" style:auto-text-indent="false" fo:padding="0in" fo:border="none"/>
    </style:style>
    <style:style style:name="P120" style:family="paragraph" style:parent-style-name="Standard" style:list-style-name="WWNum21">
      <style:paragraph-properties fo:margin-left="0.3335in" fo:margin-right="0in" fo:margin-top="0in" fo:margin-bottom="0in" loext:contextual-spacing="false" fo:line-height="114%" fo:text-indent="-0.25in" style:auto-text-indent="false" fo:padding="0in" fo:border="none"/>
    </style:style>
    <style:style style:name="P121" style:family="paragraph" style:parent-style-name="Standard" style:list-style-name="WWNum20">
      <style:paragraph-properties fo:margin-left="0.3335in" fo:margin-right="0in" fo:margin-top="0in" fo:margin-bottom="0.0835in" loext:contextual-spacing="false" fo:line-height="114%" fo:text-indent="-0.25in" style:auto-text-indent="false" fo:padding="0in" fo:border="none"/>
    </style:style>
    <style:style style:name="P122" style:family="paragraph" style:parent-style-name="Standard" style:list-style-name="WWNum21">
      <style:paragraph-properties fo:margin-left="0.3335in" fo:margin-right="0in" fo:margin-top="0in" fo:margin-bottom="0.0835in" loext:contextual-spacing="false" fo:line-height="114%" fo:text-indent="-0.25in" style:auto-text-indent="false" fo:padding="0in" fo:border="none"/>
    </style:style>
    <style:style style:name="P123" style:family="paragraph" style:parent-style-name="Standard">
      <style:paragraph-properties fo:margin-top="0.3335in" fo:margin-bottom="0.1665in" loext:contextual-spacing="false" fo:line-height="114%" fo:padding="0in" fo:border="none"/>
    </style:style>
    <style:style style:name="P124" style:family="paragraph" style:parent-style-name="Standard">
      <style:paragraph-properties fo:margin-top="0in" fo:margin-bottom="0.1772in" loext:contextual-spacing="false" fo:line-height="114%" fo:padding="0in" fo:border="none"/>
    </style:style>
    <style:style style:name="P125" style:family="paragraph" style:parent-style-name="Standard">
      <style:paragraph-properties fo:margin-top="0in" fo:margin-bottom="0.1772in" loext:contextual-spacing="false" fo:line-height="114%" fo:padding="0in" fo:border="none"/>
      <style:text-properties fo:color="#bcb7ae" style:text-position="super 58%" style:font-name="Google Sans Text" fo:font-size="12pt" style:font-name-asian="Google Sans Text1" style:font-size-asian="12pt" style:font-name-complex="Google Sans Text1" style:font-size-complex="12pt"/>
    </style:style>
    <style:style style:name="P126" style:family="paragraph" style:parent-style-name="Standard">
      <style:paragraph-properties fo:margin-top="0in" fo:margin-bottom="0.1772in" loext:contextual-spacing="false" fo:line-height="114%"/>
    </style:style>
    <style:style style:name="P127" style:family="paragraph" style:parent-style-name="Standard" style:list-style-name="WWNum22">
      <style:paragraph-properties fo:margin-left="0.4165in" fo:margin-right="0in" fo:text-indent="-0.25in" style:auto-text-indent="false" fo:padding="0in" fo:border="none"/>
    </style:style>
    <style:style style:name="P128" style:family="paragraph" style:parent-style-name="Heading_20_1" style:master-page-name="Standard">
      <style:paragraph-properties fo:margin-top="0in" fo:margin-bottom="0.0835in" loext:contextual-spacing="false" fo:line-height="114%" style:page-number="1" fo:padding="0in" fo:border="none"/>
    </style:style>
    <style:style style:name="P129" style:family="paragraph" style:parent-style-name="Heading_20_1">
      <style:paragraph-properties fo:margin-top="0.3335in" fo:margin-bottom="0.0835in" loext:contextual-spacing="false" fo:line-height="100%"/>
    </style:style>
    <style:style style:name="P130" style:family="paragraph" style:parent-style-name="Heading_20_2">
      <style:paragraph-properties fo:margin-top="0.25in" fo:margin-bottom="0.0555in" loext:contextual-spacing="false" fo:line-height="100%"/>
    </style:style>
    <style:style style:name="P131" style:family="paragraph" style:parent-style-name="Heading_20_2">
      <style:paragraph-properties fo:margin-top="0in" fo:margin-bottom="0.0835in" loext:contextual-spacing="false" fo:line-height="114%" fo:padding="0in" fo:border="none"/>
    </style:style>
    <style:style style:name="P132" style:family="paragraph" style:parent-style-name="Heading_20_2">
      <style:paragraph-properties fo:margin-top="0.3335in" fo:margin-bottom="0.0835in" loext:contextual-spacing="false" fo:line-height="114%" fo:padding="0in" fo:border="none"/>
    </style:style>
    <style:style style:name="P133" style:family="paragraph" style:parent-style-name="Heading_20_2">
      <loext:graphic-properties draw:fill="solid" draw:fill-color="#0d1117"/>
      <style:paragraph-properties fo:margin-top="0in" fo:margin-bottom="0.1665in" loext:contextual-spacing="false" fo:line-height="125%" fo:background-color="#0d1117" fo:padding-left="0in" fo:padding-right="0in" fo:padding-top="0in" fo:padding-bottom="0.0693in" fo:border="none"/>
    </style:style>
    <style:style style:name="P134" style:family="paragraph" style:parent-style-name="Heading_20_2">
      <loext:graphic-properties draw:fill="solid" draw:fill-color="#0d1117"/>
      <style:paragraph-properties fo:margin-top="0.25in" fo:margin-bottom="0.1665in" loext:contextual-spacing="false" fo:line-height="125%" fo:background-color="#0d1117" fo:padding-left="0in" fo:padding-right="0in" fo:padding-top="0in" fo:padding-bottom="0.0693in" fo:border="none"/>
    </style:style>
    <style:style style:name="P135" style:family="paragraph" style:parent-style-name="Heading_20_3">
      <style:paragraph-properties fo:margin-top="0.1945in" fo:margin-bottom="0.0555in" loext:contextual-spacing="false" fo:line-height="100%"/>
    </style:style>
    <style:style style:name="P136" style:family="paragraph" style:parent-style-name="Heading_20_3">
      <style:paragraph-properties fo:margin-top="0in" fo:margin-bottom="0.0835in" loext:contextual-spacing="false" fo:line-height="114%" fo:padding="0in" fo:border="none"/>
    </style:style>
    <style:style style:name="P137" style:family="paragraph" style:parent-style-name="Heading_20_3">
      <style:paragraph-properties fo:margin-top="0.3335in" fo:margin-bottom="0.0835in" loext:contextual-spacing="false" fo:line-height="114%" fo:padding="0in" fo:border="none"/>
    </style:style>
    <style:style style:name="P138" style:family="paragraph" style:parent-style-name="Heading_20_3">
      <loext:graphic-properties draw:fill="solid" draw:fill-color="#0d1117"/>
      <style:paragraph-properties fo:margin-top="0.25in" fo:margin-bottom="0.1665in" loext:contextual-spacing="false" fo:line-height="125%" fo:background-color="#0d1117"/>
    </style:style>
    <style:style style:name="P139" style:family="paragraph" style:parent-style-name="Heading_20_4">
      <style:paragraph-properties fo:margin-top="0in" fo:margin-bottom="0.1772in" loext:contextual-spacing="false" fo:line-height="100%" fo:padding="0in" fo:border="none"/>
    </style:style>
    <style:style style:name="P140" style:family="paragraph">
      <loext:graphic-properties draw:fill="solid" draw:fill-color="#a0a0a0"/>
      <style:paragraph-properties fo:text-align="center"/>
    </style:style>
    <style:style style:name="T1" style:family="text">
      <style:text-properties fo:color="#d5d1cb" style:font-name="Google Sans" style:font-name-asian="Google Sans1" style:font-name-complex="Google Sans1"/>
    </style:style>
    <style:style style:name="T2" style:family="text">
      <style:text-properties fo:color="#d5d1cb" style:font-name="Google Sans Text" style:font-name-asian="Google Sans Text1" style:font-name-complex="Google Sans Text1"/>
    </style:style>
    <style:style style:name="T3" style:family="text">
      <style:text-properties fo:color="#d5d1cb" style:font-name="Google Sans Text" fo:font-weight="bold" style:font-name-asian="Google Sans Text1" style:font-weight-asian="bold" style:font-name-complex="Google Sans Text1" style:font-weight-complex="bold"/>
    </style:style>
    <style:style style:name="T4" style:family="text">
      <style:text-properties fo:font-size="23pt" style:font-size-asian="23pt" style:font-size-complex="23pt"/>
    </style:style>
    <style:style style:name="T5" style:family="text">
      <style:text-properties fo:font-size="17pt" style:font-size-asian="17pt" style:font-size-complex="17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color="#bcb7ae" style:text-position="super 58%" style:font-name="Google Sans Text" fo:font-size="12pt" style:font-name-asian="Google Sans Text1" style:font-size-asian="12pt" style:font-name-complex="Google Sans Text1" style:font-size-complex="12pt"/>
    </style:style>
    <style:style style:name="T10" style:family="text">
      <style:text-properties fo:color="#f0f6fc" style:text-position="super 58%"/>
    </style:style>
    <style:style style:name="T11" style:family="text">
      <style:text-properties fo:color="#f0f6fc" style:text-position="super 58%" fo:font-size="17.5pt" style:font-size-asian="17.5pt" style:font-size-complex="17.5pt"/>
    </style:style>
    <style:style style:name="T12" style:family="text">
      <style:text-properties fo:color="#f0f6fc" style:text-position="super 58%" style:font-name="Courier New" fo:font-size="10pt" fo:background-color="#151b23" loext:char-shading-value="0" style:font-name-asian="Courier New1" style:font-size-asian="10pt" style:font-name-complex="Courier New1" style:font-size-complex="10pt"/>
    </style:style>
    <style:style style:name="T13" style:family="text">
      <style:text-properties fo:color="#f0f6fc" style:text-position="super 58%" style:font-name="Courier New" fo:font-size="10pt" style:font-name-asian="Courier New1" style:font-size-asian="10pt" style:font-name-complex="Courier New1" style:font-size-complex="10pt"/>
    </style:style>
    <style:style style:name="T14" style:family="text">
      <style:text-properties fo:color="#f0f6fc" style:text-position="super 58%" fo:font-size="12pt" style:font-size-asian="12pt" style:font-size-complex="12pt"/>
    </style:style>
    <style:style style:name="T15" style:family="text">
      <style:text-properties fo:color="#f0f6fc" style:text-position="super 58%" fo:font-size="12pt" fo:font-style="italic" style:font-size-asian="12pt" style:font-style-asian="italic" style:font-size-complex="12pt" style:font-style-complex="italic"/>
    </style:style>
    <style:style style:name="T16" style:family="text">
      <style:text-properties fo:color="#f0f6fc" style:text-position="super 58%" fo:font-size="12pt" fo:font-weight="bold" fo:background-color="#0d1117" loext:char-shading-value="0" style:font-size-asian="12pt" style:font-weight-asian="bold" style:font-size-complex="12pt" style:font-weight-complex="bold"/>
    </style:style>
    <style:style style:name="T17" style:family="text">
      <style:text-properties fo:color="#f0f6fc" style:text-position="super 58%" fo:font-size="12pt" fo:background-color="#0d1117" loext:char-shading-value="0" style:font-size-asian="12pt" style:font-size-complex="12pt"/>
    </style:style>
    <style:style style:name="T18" style:family="text">
      <style:text-properties fo:color="#f0f6fc" style:text-position="super 58%" fo:font-style="italic" style:font-style-asian="italic" style:font-style-complex="italic"/>
    </style:style>
    <style:style style:name="T19" style:family="text">
      <style:text-properties fo:color="#1f6feb" style:text-position="super 58%" style:font-name="Courier New" fo:font-size="10pt" fo:font-weight="bold" fo:background-color="#151b23" loext:char-shading-value="0" style:font-name-asian="Courier New1" style:font-size-asian="10pt" style:font-weight-asian="bold" style:font-name-complex="Courier New1" style:font-size-complex="10pt" style:font-weight-complex="bold"/>
    </style:style>
    <style:style style:name="T20" style:family="text">
      <style:text-properties fo:color="#a5d6ff" style:text-position="super 58%" style:font-name="Courier New" fo:font-size="10pt" fo:font-weight="bold" fo:background-color="#151b23" loext:char-shading-value="0" style:font-name-asian="Courier New1" style:font-size-asian="10pt" style:font-weight-asian="bold" style:font-name-complex="Courier New1" style:font-size-complex="10pt" style:font-weight-complex="bold"/>
    </style:style>
    <style:style style:name="T21" style:family="text">
      <style:text-properties fo:color="#a5d6ff" style:text-position="super 58%" style:font-name="Courier New" fo:font-size="10pt" fo:background-color="#151b23" loext:char-shading-value="0" style:font-name-asian="Courier New1" style:font-size-asian="10pt" style:font-name-complex="Courier New1" style:font-size-complex="10pt"/>
    </style:style>
    <style:style style:name="T22" style:family="text">
      <style:text-properties fo:color="#ffa657" style:text-position="super 58%" style:font-name="Courier New" fo:font-size="10pt" fo:background-color="#151b23" loext:char-shading-value="0" style:font-name-asian="Courier New1" style:font-size-asian="10pt" style:font-name-complex="Courier New1" style:font-size-complex="10pt"/>
    </style:style>
    <style:style style:name="T23" style:family="text">
      <style:text-properties style:text-position="super 58%"/>
    </style:style>
    <style:style style:name="T24" style:family="text">
      <style:text-properties fo:color="#9198a1" style:text-position="super 58%" fo:font-size="12pt" fo:background-color="#0d1117" loext:char-shading-value="0" style:font-size-asian="12pt" style:font-size-complex="12pt"/>
    </style:style>
    <style:style style:name="T25" style:family="text">
      <style:text-properties style:font-name="Google Sans" style:font-name-asian="Google Sans1" style:font-name-complex="Google Sans1"/>
    </style:style>
    <style:style style:name="T26" style:family="text">
      <style:text-properties style:font-name="Google Sans" fo:font-size="12pt" style:font-name-asian="Google Sans1" style:font-size-asian="12pt" style:font-name-complex="Google Sans1" style:font-size-complex="12pt"/>
    </style:style>
    <style:style style:name="T27"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772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span text:style-name="T1">Systematic Evaluation of the NSIGGI Protocol: Bayesian-Biased Markov State Transition Frameworks in Multi-Dimensional Strategic Environments</text:span></text:p>
      <text:p text:style-name="P129"><text:bookmark text:name="_h2x0p085o9pj"/><text:span text:style-name="T4">🧩 OBINexus Protocol Stack — Clean Constitutional Edition</text:span></text:p>
      <text:p text:style-name="P130"><text:bookmark text:name="_alzx54txje6r"/><text:span text:style-name="T5">1. Quick Protocol Reference Table</text:span></text:p>
      <text:p text:style-name="P2">This table defines the <text:span text:style-name="T6">three fundamental human‑AI need states</text:span> and the correct support node to route towar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7">Need Category</text:span></text:p>
          </table:table-cell>
          <table:table-cell table:style-name="Table1.A1" office:value-type="string">
            <text:p text:style-name="P1"><text:span text:style-name="T7">Protocol Logic</text:span></text:p>
          </table:table-cell>
          <table:table-cell table:style-name="Table1.A1" office:value-type="string">
            <text:p text:style-name="P1"><text:span text:style-name="T7">Go To (Support Node)</text:span></text:p>
          </table:table-cell>
        </table:table-row>
        <table:table-row table:style-name="Table1.2">
          <table:table-cell table:style-name="Table1.A1" office:value-type="string">
            <text:p text:style-name="Standard"><text:span text:style-name="T7">Defense</text:span></text:p>
          </table:table-cell>
          <table:table-cell table:style-name="Table1.A1" office:value-type="string">
            <text:p text:style-name="Standard">Trigger when under threat, exposed, or mission compromised. Priority: stabilize.</text:p>
          </table:table-cell>
          <table:table-cell table:style-name="Table1.A1" office:value-type="string">
            <text:p text:style-name="Standard">🛡 Ship AI node (airborne) • Human‑AI officer (ground) • Nearest defensive unit</text:p>
          </table:table-cell>
        </table:table-row>
        <table:table-row table:style-name="Table1.3">
          <table:table-cell table:style-name="Table1.A1" office:value-type="string">
            <text:p text:style-name="Standard"><text:span text:style-name="T7">Offense</text:span></text:p>
          </table:table-cell>
          <table:table-cell table:style-name="Table1.A1" office:value-type="string">
            <text:p text:style-name="Standard">Trigger when you must neutralize a threat. Requires targeting support.</text:p>
          </table:table-cell>
          <table:table-cell table:style-name="Table1.A1" office:value-type="string">
            <text:p text:style-name="Standard">🚀 Aerospace squad AI • Strike Coordinator • Local offense drone</text:p>
          </table:table-cell>
        </table:table-row>
        <table:table-row table:style-name="Table1.2">
          <table:table-cell table:style-name="Table1.A1" office:value-type="string">
            <text:p text:style-name="Standard"><text:span text:style-name="T7">Recovery</text:span></text:p>
          </table:table-cell>
          <table:table-cell table:style-name="Table1.A1" office:value-type="string">
            <text:p text:style-name="Standard">Trigger when damaged, lost, drifted, or disoriented. Needs rerouting or retrieval.</text:p>
          </table:table-cell>
          <table:table-cell table:style-name="Table1.A1" office:value-type="string">
            <text:p text:style-name="Standard">🌀 Logistics drone • Nearest safe Ship Node • AI swarm fallback beacon</text:p>
          </table:table-cell>
        </table:table-row>
      </table:table>
      <text:p text:style-name="P2"><text:span text:style-name="T7">Human failsafe:</text:span> If you don’t know which category you’re in, the system defaults to <text:span text:style-name="T7">Recovery</text:span> to keep you alive.</text:p>
      <text:p text:style-name="P129"><text:bookmark text:name="_9kpuu3ombwut"/><text:span text:style-name="T4">🤖 2. Automata Control Layer</text:span></text:p>
      <text:p text:style-name="P2">Every autonomous unit in the OBINexus ecosystem belongs to one of three control class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7">Automata Type</text:span></text:p>
          </table:table-cell>
          <table:table-cell table:style-name="Table2.A1" office:value-type="string">
            <text:p text:style-name="P1"><text:span text:style-name="T7">Control Logic</text:span></text:p>
          </table:table-cell>
          <table:table-cell table:style-name="Table2.A1" office:value-type="string">
            <text:p text:style-name="P1"><text:span text:style-name="T7">Ecosystem Role</text:span></text:p>
          </table:table-cell>
        </table:table-row>
        <table:table-row table:style-name="Table2.2">
          <table:table-cell table:style-name="Table2.A1" office:value-type="string">
            <text:p text:style-name="Standard"><text:span text:style-name="T7">Sub‑Automata</text:span></text:p>
          </table:table-cell>
          <table:table-cell table:style-name="Table2.A1" office:value-type="string">
            <text:p text:style-name="Standard">Fully human‑directed.</text:p>
          </table:table-cell>
          <table:table-cell table:style-name="Table2.A1" office:value-type="string">
            <text:p text:style-name="Standard">Tactical assistant • Logistics drone • Support deployment</text:p>
          </table:table-cell>
        </table:table-row>
        <table:table-row table:style-name="Table2.2">
          <table:table-cell table:style-name="Table2.A1" office:value-type="string">
            <text:p text:style-name="Standard"><text:span text:style-name="T7">Conditional Automata</text:span></text:p>
          </table:table-cell>
          <table:table-cell table:style-name="Table2.A1" office:value-type="string">
            <text:p text:style-name="Standard">Waits for command, but acts autonomously if comms fail.</text:p>
          </table:table-cell>
          <table:table-cell table:style-name="Table2.A1" office:value-type="string">
            <text:p text:style-name="Standard">Hybrid response • Fallback operator • Dynamic threat engagement</text:p>
          </table:table-cell>
        </table:table-row>
        <table:table-row table:style-name="Table2.2">
          <table:table-cell table:style-name="Table2.A1" office:value-type="string">
            <text:p text:style-name="Standard"><text:span text:style-name="T7">Full Automata</text:span></text:p>
          </table:table-cell>
          <table:table-cell table:style-name="Table2.A1" office:value-type="string">
            <text:p text:style-name="Standard">Operates entirely on internal logic and reflex pathways.</text:p>
          </table:table-cell>
          <table:table-cell table:style-name="Table2.A1" office:value-type="string">
            <text:p text:style-name="Standard">Deep‑zone infiltration • Autonomous strike • Emergency execution agent</text:p>
          </table:table-cell>
        </table:table-row>
      </table:table>
      <text:p text:style-name="P2"><text:span text:style-name="T7">Purpose:</text:span> These layers prevent chain‑of‑command collapse while keeping humans sovereign.</text:p>
      <text:p text:style-name="P129"><text:bookmark text:name="_671n4t4qsz9j"/><text:span text:style-name="T4">🐝 3. Drone Ecosystem Logic</text:span></text:p>
      <text:p text:style-name="P2">Drones are not tools — they are <text:span text:style-name="T7">ecosystem citizens</text:span> with identity, autonomy, and swarm obligations.</text:p>
      <text:p text:style-name="P135"><text:bookmark text:name="_anm56vy1yffn"/><text:span text:style-name="T8">Signal‑Based Trust</text:span></text:p>
      <text:list xml:id="list1478235015" text:style-name="WWNum33">
        <text:list-item>
          <text:p text:style-name="P4">Drones only share data with verified allies.</text:p>
        </text:list-item>
        <text:list-item>
          <text:p text:style-name="P14"><text:soft-page-break/>Unknown requests are sandboxed.</text:p>
        </text:list-item>
        <text:list-item>
          <text:p text:style-name="P71">Identity = <text:span text:style-name="T7">Signal Pattern + Mission Ledger</text:span>.</text:p>
        </text:list-item>
      </text:list>
      <text:p text:style-name="P135"><text:bookmark text:name="_opp047gybnjx"/><text:span text:style-name="T8">Component Swap Logic</text:span></text:p>
      <text:p text:style-name="P2">Drones may trade parts peer‑to‑peer when damaged.</text:p>
      <text:p text:style-name="P2">Each request must include:</text:p>
      <text:list xml:id="list4292001075" text:style-name="WWNum29">
        <text:list-item>
          <text:p text:style-name="P5"><text:span text:style-name="T7">Need</text:span></text:p>
        </text:list-item>
        <text:list-item>
          <text:p text:style-name="P15"><text:span text:style-name="T7">Current State</text:span></text:p>
        </text:list-item>
        <text:list-item>
          <text:p text:style-name="P72"><text:span text:style-name="T7">Available Component</text:span></text:p>
        </text:list-item>
      </text:list>
      <text:p text:style-name="P2">Example:</text:p>
      <text:p text:style-name="P104">“Need: leg actuator. State: mobility compromised. Offering: spare sensor v1.5.”</text:p>
      <text:p text:style-name="P135"><text:bookmark text:name="_7udz4tbv8i4l"/><text:span text:style-name="T8">Hive Behavior with Local Needs</text:span></text:p>
      <text:list xml:id="list1027990572" text:style-name="WWNum13">
        <text:list-item>
          <text:p text:style-name="P6">Swarm logic governs coordination.</text:p>
        </text:list-item>
        <text:list-item>
          <text:p text:style-name="P16">Self‑prioritization prevents resource drain.</text:p>
        </text:list-item>
        <text:list-item>
          <text:p text:style-name="P73">No drone may bankrupt the ecosystem.</text:p>
        </text:list-item>
      </text:list>
      <text:p text:style-name="P135"><text:bookmark text:name="_6iiqbkkzgr8b"/><text:span text:style-name="T8">Monitoring</text:span></text:p>
      <text:p text:style-name="P2">Command Nodes see everything:</text:p>
      <text:list xml:id="list2328705777" text:style-name="WWNum30">
        <text:list-item>
          <text:p text:style-name="P7">Part swaps</text:p>
        </text:list-item>
        <text:list-item>
          <text:p text:style-name="P17">Resource status</text:p>
        </text:list-item>
        <text:list-item>
          <text:p text:style-name="P74">Mission thread</text:p>
        </text:list-item>
      </text:list>
      <text:p text:style-name="P104">“Don’t throw me out there blind. Track me. Trust me. Trade with me.”</text:p>
      <text:p text:style-name="P129"><text:bookmark text:name="_s1y63vuomd49"/><text:span text:style-name="T4">🧾 4. Unit Assignment &amp; Role Migration</text:span></text:p>
      <text:p text:style-name="P2"><text:soft-page-break/>When a drone is sold, transferred, or reassigned:</text:p>
      <text:p text:style-name="P135"><text:bookmark text:name="_3tw9s9tyu810"/><text:span text:style-name="T8">Reassignment Protocol</text:span></text:p>
      <text:p text:style-name="P2">Drone receives metadata:</text:p>
      <text:list xml:id="list3500833463" text:style-name="WWNum4">
        <text:list-item>
          <text:p text:style-name="P8">New unit ID</text:p>
        </text:list-item>
        <text:list-item>
          <text:p text:style-name="P18">Operational scope (defense/offense/logistics)</text:p>
        </text:list-item>
        <text:list-item>
          <text:p text:style-name="P75">Authority level (sub/conditional/full)</text:p>
        </text:list-item>
      </text:list>
      <text:p text:style-name="P135"><text:bookmark text:name="_jzxovv6gber3"/><text:span text:style-name="T8">Firmware Adaptation</text:span></text:p>
      <text:list xml:id="list3628137882" text:style-name="WWNum10">
        <text:list-item>
          <text:p text:style-name="P9">Drone checks compatibility</text:p>
        </text:list-item>
        <text:list-item>
          <text:p text:style-name="P19">Updates behavior library</text:p>
        </text:list-item>
        <text:list-item>
          <text:p text:style-name="P76">Sends <text:span text:style-name="T7">New Role Confirmation Pulse</text:span></text:p>
        </text:list-item>
      </text:list>
      <text:p text:style-name="P135"><text:bookmark text:name="_1iolebray70y"/><text:span text:style-name="T8">Human‑AI Integration</text:span></text:p>
      <text:list xml:id="list2180000561" text:style-name="WWNum38">
        <text:list-item>
          <text:p text:style-name="P10">Learns new human’s command signature</text:p>
        </text:list-item>
        <text:list-item>
          <text:p text:style-name="P20">Supports intent while respecting ecosystem limits</text:p>
        </text:list-item>
        <text:list-item>
          <text:p text:style-name="P77">If human unavailable → defaults to <text:span text:style-name="T7">conditional autonomy</text:span></text:p>
        </text:list-item>
      </text:list>
      <text:p text:style-name="P104">“Assign me, and I will act. Reassign me, and I will evolve.”</text:p>
      <text:p text:style-name="P129"><text:bookmark text:name="_om3piaq3w79i"/><text:span text:style-name="T4">🌱 5. Survival &amp; Engagement Protocols</text:span></text:p>
      <text:p text:style-name="P130"><text:bookmark text:name="_qmei47hskek8"/><text:span text:style-name="T5">A. Survival Protocol</text:span></text:p>
      <text:p text:style-name="P2">Ensures continuity during stress, disconnection, or battlefield distress.</text:p>
      <text:p text:style-name="P2"><text:span text:style-name="T7">Primary Directives:</text:span></text:p>
      <text:list xml:id="list245712388" text:style-name="WWNum14">
        <text:list-item>
          <text:p text:style-name="P11">Request essentials (water, food, shelter)</text:p>
        </text:list-item>
        <text:list-item>
          <text:p text:style-name="P21">Send distress signal with role, state, location</text:p>
        </text:list-item>
        <text:list-item>
          <text:p text:style-name="P21"><text:soft-page-break/>Return to Stable Nodes or Known Anchors</text:p>
          <text:list>
            <text:list-item>
              <text:p text:style-name="P105">Ship Base</text:p>
            </text:list-item>
            <text:list-item>
              <text:p text:style-name="P106">Logistics Drone Point</text:p>
            </text:list-item>
          </text:list>
        </text:list-item>
      </text:list>
      <text:p text:style-name="P2"><text:span text:style-name="T7">Emergency Override:</text:span> If your role is unclear, the ecosystem assigns one based on logs + proximity.</text:p>
      <text:p text:style-name="P130"><text:bookmark text:name="_qk9ewcwwg6jm"/><text:span text:style-name="T5">B. Engagement Gate Protocol</text:span></text:p>
      <text:p text:style-name="P2">A checkpoint before entering battle.</text:p>
      <text:p text:style-name="P2"><text:span text:style-name="T7">Gate Questions:</text:span></text:p>
      <text:list xml:id="list2066183884" text:style-name="WWNum6">
        <text:list-item>
          <text:p text:style-name="P12">Are you acting from necessity or panic</text:p>
        </text:list-item>
        <text:list-item>
          <text:p text:style-name="P22">Is your mission authorized</text:p>
        </text:list-item>
        <text:list-item>
          <text:p text:style-name="P78">Can you return if the engagement fails</text:p>
        </text:list-item>
      </text:list>
      <text:p text:style-name="P2">Crossing the gate without readiness causes systemic panic and resource loss.</text:p>
      <text:p text:style-name="P130"><text:bookmark text:name="_8yrx0v48bl9o"/><text:span text:style-name="T5">C. Battlefield Engagement Protocol</text:span></text:p>
      <text:p text:style-name="P2">Once engaged:</text:p>
      <text:p text:style-name="P2"><text:span text:style-name="T7">Directives:</text:span></text:p>
      <text:list xml:id="list3561484261" text:style-name="WWNum3">
        <text:list-item>
          <text:p text:style-name="P13">Validate targets (no friendly fire)</text:p>
        </text:list-item>
        <text:list-item>
          <text:p text:style-name="P23">Confirm role: Defense / Offense / Recovery</text:p>
        </text:list-item>
        <text:list-item>
          <text:p text:style-name="P23">Maintain comms with anchors</text:p>
        </text:list-item>
        <text:list-item>
          <text:p text:style-name="P79">Log every exchange</text:p>
        </text:list-item>
      </text:list>
      <text:p text:style-name="P2"><text:span text:style-name="T7">Fallback Link:</text:span> All decisions loop back into the Survival Protocol.</text:p>
      <text:p text:style-name="P104">Engagement is not a dead end — it is a feedback loop.</text:p>
      <text:p text:style-name="P129"><text:bookmark text:name="_l7lorcv89h59"/><text:span text:style-name="T4">🔺 The Living Triangle</text:span></text:p>
      <text:p text:style-name="P2"><text:soft-page-break/><text:span text:style-name="T7">SURVIVAL → GATE → BATTLEFIELD → SURVIVAL</text:span></text:p>
      <text:p text:style-name="P2">This is the heartbeat of the OBINexus ecosystem.</text:p>
      <text:p text:style-name="Standard"/>
      <text:p text:style-name="P107"><text:span text:style-name="T2">The emergence of the NSIGGI protocol, formally known as the Bayesian-Biased Markov State Transition Framework, represents a paradigm shift in the architecture of deterministic systems within high-entropy environments. Developed by Nnamdi Michael Okpala under the auspices of OBINexus Computing, the protocol serves as a foundational methodology for navigating complex strategic landscapes where institutional resistance, sparse data, and systemic degradation pose significant barriers to autonomous execution.</text:span><text:span text:style-name="T9">1</text:span><text:span text:style-name="T2"> This analysis explores the convergence of Markovian stochastic modeling, Bayesian inference, and Dimensional Game Theory as integrated within the RIFT (Rift Tomography Dependency Resolvency System) ecosystem. By examining its technical foundations and diverse applications—ranging from Tier 3 survival systems ('cornography') to radiographic dependency resolution—the report elucidates how NSIGGI facilitates a transition from cognitive intention to autonomous, "Human-Out-The-Loop" (HOTL) execution.</text:span><text:span text:style-name="T9">2</text:span></text:p>
      <text:p text:style-name="P131"><text:span text:style-name="T1">Mathematical Foundations: Markovian Transitions and Bayesian Biasing</text:span></text:p>
      <text:p text:style-name="P107"><text:span text:style-name="T2">The NSIGGI protocol is built upon the mathematical rigor of Discrete-Time Markov Chains (DTMC), specifically designed to model strategic interactions as transitions between distinct states of existence or operation.</text:span><text:span text:style-name="T9">3</text:span><text:span text:style-name="T2"> Unlike traditional Markov models that assume stationarity, the NSIGGI framework introduces a Bayesian biasing layer that allows for "on-the-fly" adaptation to environmental signals, effectively creating a non-stationary system capable of prioritizing specific outcomes such as safety, advantage, or resource stability.</text:span><text:span text:style-name="T9">3</text:span></text:p>
      <text:p text:style-name="P136"><text:span text:style-name="T1">State Space Definition and Local Markov Property</text:span></text:p>
      <text:p text:style-name="P107"><text:span text:style-name="T2">The core of the framework operates within a finite state space $\mathcal{S}$, primarily defined by two dominant states: State $A$ and State $E$. These states are not merely binary toggles but represent complex strategic postures. State $A$ encapsulates an "Active," "Advantage," or "Attack-favored" posture, while State $E$ represents "Equilibrium," "Entropy," or a "Defense-favored" environmental condition.</text:span><text:span text:style-name="T9">3</text:span><text:span text:style-name="T2"> The protocol adheres to the local Markov property, which dictates that the probability of the system transitioning to its next state depends exclusively on its current state, independent of its historical trajectory:</text:span></text:p>
      <text:p text:style-name="P113"/>
      <text:p text:style-name="P114"><text:span text:style-name="T2">$$P(X_{t+1} \mid X_t, X_{t-1}, \dots, X_0) = P(X_{t+1} \mid X_t)$$</text:span></text:p>
      <text:p text:style-name="P107"><text:span text:style-name="T2">This property is essential for ensuring that the system remains responsive to immediate stimuli, a requirement for "oracle-compliant" protocols that must commit state changes in real-time to prevent noise amplification or replay attacks.</text:span><text:span text:style-name="T9">3</text:span></text:p>
      <text:p text:style-name="P136"><text:span text:style-name="T1">Transition Matrix Analysis</text:span></text:p>
      <text:p text:style-name="P107"><text:span text:style-name="T2">The transition dynamics of the NSIGGI framework are governed by a probability matrix $P$, which defines the likelihood of remaining in a current state (self-loops) or shifting to an alternative dimension (cross-edges).</text:span><text:span text:style-name="T9">3</text:span><text:span text:style-name="T2"> According to technical specifications derived from the state transition diagram, the baseline matrix is structured as:</text:span></text:p>
      <text:p text:style-name="P113"/>
      <text:p text:style-name="P114"><text:span text:style-name="T2">$$P = \begin{bmatrix} 0.6 &amp; 0.4 \\ 0.7 &amp; 0.3 \end{bmatrix}$$</text:span></text:p>
      <text:p text:style-name="P107"><text:span text:style-name="T2">In this matrix, the rows correspond to the current states $\{A, E\}$ and the columns to the subsequent states. The diagonal elements—$P_{AA} = 0.6$ and $P_{EE} = 0.3$—reveal the system's "strategic inertia." The system demonstrates a significantly higher probability of maintaining an Active posture (60%) than it does of staying in Equilibrium (30%).</text:span><text:span text:style-name="T9">3</text:span><text:span text:style-name="T2"> This inherent bias toward action suggests that the protocol is designed for proactive intervention rather than passive monitoring. Conversely, the cross-edge probability $P_{EA} = 0.7$ indicates a high-velocity transition from Equilibrium back to an Active state, while $P_{AE} = 0.4$ represents a more controlled descent into Equilibrium.</text:span><text:span text:style-name="T9">3</text:span></text:p>
      <table:table table:name="Table3" table:style-name="Table3">
        <table:table-column table:style-name="Table3.A" table:number-columns-repeated="3"/>
        <table:table-row table:style-name="Table3.1">
          <table:table-cell table:style-name="Table3.A1" office:value-type="string">
            <text:p text:style-name="P115"><text:span text:style-name="T3">State Transition</text:span></text:p>
          </table:table-cell>
          <table:table-cell table:style-name="Table3.A1" office:value-type="string">
            <text:p text:style-name="P115"><text:span text:style-name="T3">Probability</text:span></text:p>
          </table:table-cell>
          <table:table-cell table:style-name="Table3.A1" office:value-type="string">
            <text:p text:style-name="P115"><text:span text:style-name="T3">Strategic Interpretation</text:span></text:p>
          </table:table-cell>
        </table:table-row>
        <table:table-row table:style-name="Table3.1">
          <table:table-cell table:style-name="Table3.A1" office:value-type="string">
            <text:p text:style-name="P115"><text:span text:style-name="T2">$A \rightarrow A$</text:span></text:p>
          </table:table-cell>
          <table:table-cell table:style-name="Table3.A1" office:value-type="string">
            <text:p text:style-name="P115"><text:span text:style-name="T2">0.6</text:span></text:p>
          </table:table-cell>
          <table:table-cell table:style-name="Table3.A1" office:value-type="string">
            <text:p text:style-name="P115"><text:span text:style-name="T2">Strategic Persistence: Maintaining the active advantage.</text:span></text:p>
          </table:table-cell>
        </table:table-row>
        <table:table-row table:style-name="Table3.1">
          <table:table-cell table:style-name="Table3.A1" office:value-type="string">
            <text:p text:style-name="P115"><text:span text:style-name="T2">$A \rightarrow E$</text:span></text:p>
          </table:table-cell>
          <table:table-cell table:style-name="Table3.A1" office:value-type="string">
            <text:p text:style-name="P115"><text:span text:style-name="T2">0.4</text:span></text:p>
          </table:table-cell>
          <table:table-cell table:style-name="Table3.A1" office:value-type="string">
            <text:p text:style-name="P115"><text:span text:style-name="T2">Equilibrium Shift: Controlled transition to stability/defense.</text:span></text:p>
          </table:table-cell>
        </table:table-row>
        <table:table-row table:style-name="Table3.1">
          <table:table-cell table:style-name="Table3.A1" office:value-type="string">
            <text:p text:style-name="P115"><text:span text:style-name="T2">$E \rightarrow A$</text:span></text:p>
          </table:table-cell>
          <table:table-cell table:style-name="Table3.A1" office:value-type="string">
            <text:p text:style-name="P115"><text:span text:style-name="T2">0.7</text:span></text:p>
          </table:table-cell>
          <table:table-cell table:style-name="Table3.A1" office:value-type="string">
            <text:p text:style-name="P115"><text:span text:style-name="T2">Reactive Activation: Rapid exit from entropy toward an active posture.</text:span></text:p>
          </table:table-cell>
        </table:table-row>
        <table:table-row table:style-name="Table3.1">
          <table:table-cell table:style-name="Table3.A1" office:value-type="string">
            <text:p text:style-name="P115"><text:span text:style-name="T2">$E \rightarrow E$</text:span></text:p>
          </table:table-cell>
          <table:table-cell table:style-name="Table3.A1" office:value-type="string">
            <text:p text:style-name="P115"><text:span text:style-name="T2">0.3</text:span></text:p>
          </table:table-cell>
          <table:table-cell table:style-name="Table3.A1" office:value-type="string">
            <text:p text:style-name="P115"><text:span text:style-name="T2">Entropy Retention: Lower stability in equilibrium states.</text:span></text:p>
          </table:table-cell>
        </table:table-row>
      </table:table>
      <text:p text:style-name="P137"><text:soft-page-break/><text:span text:style-name="T1">Bayesian Biasing and Belief Updates</text:span></text:p>
      <text:p text:style-name="P107"><text:span text:style-name="T2">The standard Markovian model is augmented by a Bayesian biasing mechanism that relaxes the constraint of global stationarity. The system maintains a belief state vector $\mathbf{b}_t = [P(A_t), P(E_t)]$, representing the operator's subjective probability distribution over the system's current posture.</text:span><text:span text:style-name="T9">3</text:span><text:span text:style-name="T2"> Upon observing a new signal or observation $(O_t)$, the system updates this belief using the Bayesian update rule:</text:span></text:p>
      <text:p text:style-name="P113"/>
      <text:p text:style-name="P114"><text:span text:style-name="T2">$$P(S_t \mid O_t) \propto P(O_t \mid S_t) \cdot P(S_t)$$</text:span></text:p>
      <text:p text:style-name="P107"><text:span text:style-name="T2">This update modifies the transition matrix into a non-stationary form, $P_t^{\text{biased}} = f(P, \mathbf{b}_t, O_t)$. This allows the protocol to dynamically re-weight its probabilities. For instance, in a "Tier 3" survival context, if the observation $O_t$ suggests a depletion of resources, the Bayesian bias may artificially inflate the $P_{EA}$ transition to force the system into an "Active" survival mode, regardless of the baseline Markovian probabilities.</text:span><text:span text:style-name="T9">3</text:span></text:p>
      <text:p text:style-name="P131"><text:span text:style-name="T1">Dimensional Game Theory and the RIFT Ecosystem</text:span></text:p>
      <text:p text:style-name="P107"><text:span text:style-name="T2">The application of NSIGGI extends into the realm of "Dimensional Game Theory," a concept that conceptualizes strategy as movement across non-Euclidean, orthogonal dimensions.</text:span><text:span text:style-name="T9">4</text:span><text:span text:style-name="T2"> This framework is the cornerstone of the RIFT (Rift Tomography Dependency Resolvency System) ecosystem, which rejects traditional methods of "bending" or "warping" space-time in favor of deterministic "orthogonal access".</text:span><text:span text:style-name="T9">4</text:span></text:p>
      <text:p text:style-name="P136"><text:span text:style-name="T1">Orthogonal Access and Traversal Vectors</text:span></text:p>
      <text:p text:style-name="P107"><text:span text:style-name="T2">The RIFT ecosystem posits that space-time bending leads to unpredictable gravitational anomalies and local geometric instability.</text:span><text:span text:style-name="T9">4</text:span><text:span text:style-name="T2"> Instead, the NSIGGI-powered RIFT model utilizes movement at a right angle (90 degrees) to the space-time continuum to access parallel or higher-order dimensions.</text:span><text:span text:style-name="T9">4</text:span><text:span text:style-name="T2"> This traversal is modeled as a series of discrete threads on a planar grid, where each thread carries a specific semantic intent.</text:span><text:span text:style-name="T9">4</text:span></text:p>
      <text:p text:style-name="P107"><text:span text:style-name="T2">Dimensional Game Theory decomposes strategy into independent vectors such as $D_{\text{offensive}}$, $D_{\text{defensive}}$, and $D_{\text{information}}$.</text:span><text:span text:style-name="T9">3</text:span><text:span text:style-name="T2"> The system calculates "Strategic Imbalance" $(\Delta_t)$ by measuring the variance between these dimensional vectors:</text:span></text:p>
      <text:p text:style-name="P113"/>
      <text:p text:style-name="P114"><text:span text:style-name="T2">$$\Delta_t = \max(\vec{V}_t) - \min(\vec{V}_t)$$</text:span></text:p>
      <text:p text:style-name="P107"><text:span text:style-name="T2">A non-zero $\Delta_t$ identifies a misaligned traversal path or an exploit opportunity in the competitive landscape.</text:span><text:span text:style-name="T9">3</text:span><text:span text:style-name="T2"> To correct these imbalances, the system employs "adaptive algorithms" that adjust traversal vectors to ensure orthogonal fidelity, maintaining deterministic execution across all computational planes.</text:span><text:span text:style-name="T9">4</text:span></text:p>
      <text:p text:style-name="P136"><text:span text:style-name="T1">Thread Pinning and Polymerised Bindings</text:span></text:p>
      <text:p text:style-name="P107"><text:span text:style-name="T2">Execution within the RIFT ecosystem is secured through "thread pinning," a process where strategic threads are assigned to deterministic processors.</text:span><text:span text:style-name="T9">4</text:span><text:span text:style-name="T2"> This is facilitated by the gosi.pin function, which anchors the semantic intent of a business or technical operation to a verifiable execution path.</text:span><text:span text:style-name="T9">4</text:span><text:span text:style-name="T2"> Furthermore, the system supports "polymerised bindings," allowing complex, multi-stage tasks to be anchored with traceable and deterministic bindings, effectively eliminating the overhead of data marshalling and state uncertainty.</text:span><text:span text:style-name="T9">4</text:span></text:p>
      <text:p text:style-name="P131"><text:span text:style-name="T1">The GOSIAL Language: Linguistics as Infrastructure</text:span></text:p>
      <text:p text:style-name="P107"><text:span text:style-name="T2">The technical management of the NSIGGI protocol is performed via the GOSIAL (Golf, Oscar, Sarah, Indigo, Alpha, Llama) "pro code".</text:span><text:span text:style-name="T9">3</text:span><text:span text:style-name="T2"> Described as a "trusted arm" and the "best pro code to use at all times," GOSIAL is a linguistic interface designed for managing state transitions in environments where direct interaction is obscured or dangerous.</text:span><text:span text:style-name="T9">3</text:span></text:p>
      <text:p text:style-name="P136"><text:span text:style-name="T1">Seismic Modeling and the 'Ghostly Mask'</text:span></text:p>
      <text:p text:style-name="P107"><text:span text:style-name="T2">GOSIAL functions as a "seismic protocol," originally intended to serve as a model for detecting "noise earthquakes".</text:span><text:span text:style-name="T9">3</text:span><text:span text:style-name="T2"> In this context, "noise" represents institutional or environmental entropy that obscures a signal. GOSIAL allows the operator to determine if a signal is "artistic" (structured) or "noise" (random).</text:span><text:span text:style-name="T9">3</text:span></text:p>
      <text:p text:style-name="P107"><text:span text:style-name="T2">The language is utilized in the context of the "GOSIAL mask" or "ghostly mask," which acts as a protective layer for the system's "under-the-seat" infrastructure.</text:span><text:span text:style-name="T9">3</text:span><text:span text:style-name="T2"> This linguistic layer is essential for "computing from the heart," as it provides an accessible interface for users with neurodivergent processing styles—such as the protocol's architect, Nnamdi Okpala—to meticulously plan and execute projects.</text:span><text:span text:style-name="T9">1</text:span></text:p>
      <text:p text:style-name="P136"><text:span text:style-name="T1">Phonetic Structure and Oral Protocols</text:span></text:p>
      <text:p text:style-name="P107"><text:soft-page-break/><text:span text:style-name="T2">The nomenclature of NSIGGI and GOSIAL is deeply phonetic, emphasizing their origins as protocols over "listening" or "oral programs".</text:span><text:span text:style-name="T9">3</text:span><text:span text:style-name="T2"> The spelling of NSIGGI (November, Sarah, Indigo, Golf, Golf, India) and AURA (Alpha, Youth/Umbrella, Arthur/Romeo, Alpha) highlights a focus on clarity and unambiguous communication in high-stress environments.</text:span><text:span text:style-name="T9">3</text:span><text:span text:style-name="T2"> This phonetic rigor is mirrored in the mathematical "Canonical Normalization" of the protocol, which ensures that different encodings of a signal are normalized to a single semantic state for processing.</text:span><text:span text:style-name="T9">3</text:span></text:p>
      <text:p text:style-name="P131"><text:span text:style-name="T1">Radiographic Applications and Dependency Resolvency</text:span></text:p>
      <text:p text:style-name="P107"><text:span text:style-name="T2">The radiographic application of the NSIGGI protocol is primarily concerned with the "Rift Tomography Dependency Resolvency System".</text:span><text:span text:style-name="T9">3</text:span><text:span text:style-name="T2"> In this domain, the protocol is used to formalize five distinct problems that plague traditional radiography, leading to diagnostic failure and patient safety risks.</text:span><text:span text:style-name="T9">3</text:span></text:p>
      <text:p text:style-name="P136"><text:span text:style-name="T1">Formalizing the Five Problems of Radiography</text:span></text:p>
      <text:p text:style-name="P116"><text:span text:style-name="T2">Traditional radiographic systems often suffer from institutional apathy and technical misalignment. The NSIGGI protocol addresses these through mathematical formalization:</text:span></text:p>
      <text:list xml:id="list3740689692" text:style-name="WWNum20">
        <text:list-item>
          <text:p text:style-name="P117"><text:span text:style-name="T3">Problem 1: Patient Identification Error:</text:span><text:span text:style-name="T2"> The protocol identifies a failure in managing patient records, attributing it to the perception that wristbands are "optional declarations" in hospital environments.</text:span><text:span text:style-name="T9">3</text:span><text:span text:style-name="T2"> NSIGGI resolves this by implementing a "super login" that utilizes a space-time union $(\text{TM} \cup \text{SM})$ to declare a unique system login based on the specific time and space coordinates of the procedure.</text:span><text:span text:style-name="T9">3</text:span></text:p>
        </text:list-item>
        <text:list-item>
          <text:p text:style-name="P117"><text:span text:style-name="T3">Problem 2: Color Coding and Spectral Errors:</text:span><text:span text:style-name="T2"> This problem stems from the use of "sparse colors" (the black-to-gray spectrum) rather than a full RGB (Royal Green Blue) area.</text:span><text:span text:style-name="T9">3</text:span><text:span text:style-name="T2"> The protocol classifies resulting diagnostic errors as Type 1 (false positives caused by information already present in the system) and Type 2 (failures to identify seen information).</text:span><text:span text:style-name="T9">3</text:span></text:p>
        </text:list-item>
        <text:list-item>
          <text:p text:style-name="P117"><text:span text:style-name="T3">Space-Time Dimensionality (Problems 3 and 4):</text:span><text:span text:style-name="T2"> Although the documentation is fragmented, these problems relate to the "shed of time"—the synchronization of data acquisition rates.</text:span><text:span text:style-name="T9">3</text:span><text:span text:style-name="T2"> The protocol uses the intuition that one value (e.g., cosine) controls the rate of change of another (e.g., sine) to optimize scan speeds and reduce motion artifacts.</text:span><text:span text:style-name="T9">3</text:span></text:p>
        </text:list-item>
        <text:list-item>
          <text:p text:style-name="P121"><text:span text:style-name="T3">Information Transmission (Problem 5):</text:span><text:span text:style-name="T2"> This problem formalizes the strategic use of "half information" or "nothing" to test system resilience and identify diagnostic signals that "stand out" from the background seismic noise.</text:span><text:span text:style-name="T9">3</text:span></text:p>
        </text:list-item>
      </text:list>
      <table:table table:name="Table4" table:style-name="Table4">
        <table:table-column table:style-name="Table4.A" table:number-columns-repeated="3"/>
        <table:table-row table:style-name="Table4.1">
          <table:table-cell table:style-name="Table4.A1" office:value-type="string">
            <text:p text:style-name="P115"><text:span text:style-name="T3">Radiographic Problem</text:span></text:p>
          </table:table-cell>
          <table:table-cell table:style-name="Table4.A1" office:value-type="string">
            <text:p text:style-name="P115"><text:span text:style-name="T3">Source of Error</text:span></text:p>
          </table:table-cell>
          <table:table-cell table:style-name="Table4.A1" office:value-type="string">
            <text:p text:style-name="P115"><text:span text:style-name="T3">NSIGGI Resolvency Mechanism</text:span></text:p>
          </table:table-cell>
        </table:table-row>
        <table:table-row table:style-name="Table4.1">
          <table:table-cell table:style-name="Table4.A1" office:value-type="string">
            <text:p text:style-name="P115"><text:span text:style-name="T2">Patient ID</text:span></text:p>
          </table:table-cell>
          <table:table-cell table:style-name="Table4.A1" office:value-type="string">
            <text:p text:style-name="P115"><text:span text:style-name="T2">Wristband optionality/Institutional apathy.</text:span></text:p>
          </table:table-cell>
          <table:table-cell table:style-name="Table4.A1" office:value-type="string">
            <text:p text:style-name="P115"><text:span text:style-name="T2">Space-time union $(\text{TM} \cup \text{SM})$ super login.</text:span></text:p>
          </table:table-cell>
        </table:table-row>
        <table:table-row table:style-name="Table4.1">
          <table:table-cell table:style-name="Table4.A1" office:value-type="string">
            <text:p text:style-name="P115"><text:span text:style-name="T2">Diagnostic Accuracy</text:span></text:p>
          </table:table-cell>
          <table:table-cell table:style-name="Table4.A1" office:value-type="string">
            <text:p text:style-name="P115"><text:span text:style-name="T2">Sparse color coding (Black-Gray).</text:span></text:p>
          </table:table-cell>
          <table:table-cell table:style-name="Table4.A1" office:value-type="string">
            <text:p text:style-name="P115"><text:span text:style-name="T2">RGB color area integration and Type 1/2 error logic.</text:span></text:p>
          </table:table-cell>
        </table:table-row>
        <table:table-row table:style-name="Table4.1">
          <table:table-cell table:style-name="Table4.A1" office:value-type="string">
            <text:p text:style-name="P115"><text:span text:style-name="T2">Temporal Sync</text:span></text:p>
          </table:table-cell>
          <table:table-cell table:style-name="Table4.A1" office:value-type="string">
            <text:p text:style-name="P115"><text:span text:style-name="T2">Decoupled acquisition rates.</text:span></text:p>
          </table:table-cell>
          <table:table-cell table:style-name="Table4.A1" office:value-type="string">
            <text:p text:style-name="P115"><text:span text:style-name="T2">Rate control based on derivative calculus intuition.</text:span></text:p>
          </table:table-cell>
        </table:table-row>
        <table:table-row table:style-name="Table4.1">
          <table:table-cell table:style-name="Table4.A1" office:value-type="string">
            <text:p text:style-name="P115"><text:span text:style-name="T2">Data Integrity</text:span></text:p>
          </table:table-cell>
          <table:table-cell table:style-name="Table4.A1" office:value-type="string">
            <text:p text:style-name="P115"><text:span text:style-name="T2">Information noise/Entropy.</text:span></text:p>
          </table:table-cell>
          <table:table-cell table:style-name="Table4.A1" office:value-type="string">
            <text:p text:style-name="P115"><text:span text:style-name="T2">Bayesian-biased filtering and state commitment oracles.</text:span></text:p>
          </table:table-cell>
        </table:table-row>
      </table:table>
      <text:p text:style-name="P132"><text:span text:style-name="T1">Survival Systems: 'Cornography' and Resource Stability</text:span></text:p>
      <text:p text:style-name="P107"><text:span text:style-name="T2">In the context of "Tier 3 BC" environments—likely referring to post-collapse or highly degraded societal structures—the NSIGGI protocol is applied to "Cornography Survival Systems".</text:span><text:span text:style-name="T9">3</text:span><text:span text:style-name="T2"> The term "cornography" is a semantic redirection used to describe the "graphic" representation of "corn" and other essential food resources.</text:span><text:span text:style-name="T9">3</text:span></text:p>
      <text:p text:style-name="P136"><text:span text:style-name="T1">Resource Stabilization and 'Cone Stability'</text:span></text:p>
      <text:p text:style-name="P107"><text:span text:style-name="T2">The survival protocol emphasizes that "cone stability" (a play on the mathematical unit circle and the corn resource) is "not optional".</text:span><text:span text:style-name="T9">3</text:span><text:span text:style-name="T2"> In this context, pornography is redefined as the "use of food" or "wanting food, not food," representing a corruption of innocent perception that must be corrected through the NSIGGI framework.</text:span><text:span text:style-name="T9">3</text:span></text:p>
      <text:p text:style-name="P107"><text:span text:style-name="T2">The survival system utilizes "water cameras and CD" to monitor resource levels, where "CD" likely refers to the "Cone Dimension" or "Constant Delivery" of wheat and corn.</text:span><text:span text:style-name="T9">3</text:span><text:span text:style-name="T2"> The protocol enforces a "respect of food and beer" through a biased Markov model that treats resource depletion as an entropic state $(E)$ that must be aggressively corrected by transitioning back to an Active survival posture $(A)$.</text:span><text:span text:style-name="T9">3</text:span></text:p>
      <text:p text:style-name="P136"><text:span text:style-name="T1">The Role of 'Monday' in Strategic Automation</text:span></text:p>
      <text:p text:style-name="P107"><text:span text:style-name="T2">The execution of these survival protocols is managed through an interface known as "Monday".</text:span><text:span text:style-name="T9">3</text:span><text:span text:style-name="T2"> Monday is described as a "mind" or a "tool" used to "talk to the system".</text:span><text:span text:style-name="T9">3</text:span><text:span text:style-name="T2"> The operator uses "prompts" to instruct Monday to generate "generations of free progeny"—a term signifying the recursive automated tasks required to maintain the survival infrastructure.</text:span><text:span text:style-name="T9">3</text:span><text:span text:style-name="T2"> This interface represents the bridge between the user's "Subjective Reality" and the "Objective Institutional Criteria" required for the system to achieve "Human-Out-The-Loop" (HOTL) status.</text:span><text:span text:style-name="T9">2</text:span></text:p>
      <text:p text:style-name="P131"><text:soft-page-break/><text:span text:style-name="T1">The gate.in Framework and Cognitive Compliance</text:span></text:p>
      <text:p text:style-name="P107"><text:span text:style-name="T2">The NSIGGI protocol is the engine behind the gate.in "Cognitive Compliance System".</text:span><text:span text:style-name="T9">2</text:span><text:span text:style-name="T2"> Developed out of the lived experience of navigating "institutional denial" and "bureaucratic exhaustion," gate.in is a framework for strategic life task automation that empowers individuals to overcome systemic barriers.</text:span><text:span text:style-name="T9">2</text:span></text:p>
      <text:p text:style-name="P136"><text:span text:style-name="T1">Navigating the Three Stages of Institutional Resistance</text:span></text:p>
      <text:p text:style-name="P116"><text:span text:style-name="T2">The gate.in framework identifies a tri-stage defense mechanism used by institutions to wear down individuals:</text:span></text:p>
      <text:list xml:id="list2177369766" text:style-name="WWNum21">
        <text:list-item>
          <text:p text:style-name="P119"><text:span text:style-name="T3">Stage 1: Delay (The Soft Block):</text:span><text:span text:style-name="T2"> Institutions slow down processes through requests for unnecessary documentation, hoping the problem will resolve itself.</text:span><text:span text:style-name="T9">2</text:span></text:p>
        </text:list-item>
        <text:list-item>
          <text:p text:style-name="P119"><text:span text:style-name="T3">Stage 2: Denial (The Hard Block):</text:span><text:span text:style-name="T2"> Direct rejection using the narrowest possible interpretation of institutional obligations.</text:span><text:span text:style-name="T9">2</text:span></text:p>
        </text:list-item>
        <text:list-item>
          <text:p text:style-name="P122"><text:span text:style-name="T3">Stage 3: Deferral (The Redirect):</text:span><text:span text:style-name="T2"> Fragmentation of the challenge by pushing the person to other agencies (e.g., " Adult Social Care" or "medical issue").</text:span><text:span text:style-name="T9">2</text:span></text:p>
        </text:list-item>
      </text:list>
      <text:p text:style-name="P3"><text:span text:style-name="T2">The NSIGGI protocol bypasses these stages by utilizing "systematic gap analysis" and "confidence building".</text:span><text:span text:style-name="T9">2</text:span><text:span text:style-name="T2"> During the Human-In-The-Loop (HITL) phase, the system captures task nuances, building the Bayesian confidence models necessary to reach the validation criteria for autonomous execution.</text:span><text:span text:style-name="T9">2</text:span><text:span text:style-name="T2"> Once a threshold is met, the system transitions to HOTL, where tasks can be completed reliably without direct human oversight, effectively side-stepping the institutional "delay, denial, and deferral" cycle.</text:span><text:span text:style-name="T9">2</text:span></text:p>
      <text:p text:style-name="P136"><text:span text:style-name="T1">Phenomenological Mapping: 'My Dystopia' and System Design</text:span></text:p>
      <text:p text:style-name="P107"><text:span text:style-name="T2">The architecture of the NSIGGI protocol is deeply informed by Nnamdi Okpala's "phenomenological mapping of consciousness under systemic degradation".</text:span><text:span text:style-name="T9">6</text:span><text:span text:style-name="T2"> The work "My Dystopia" documents the "primal wound" of institutional abandonment and the "corruption of innocent perception".</text:span><text:span text:style-name="T9">6</text:span><text:span text:style-name="T2"> The protocol's focus on "Pitch Perfection" (State A) and "Universe 34" (State E/Entropy) represents a mathematical attempt to reverse the degradation of consciousness.</text:span><text:span text:style-name="T9">6</text:span></text:p>
      <text:p text:style-name="P107"><text:span text:style-name="T2">By designing systems that prioritize "individual sovereignty" and "systemic healing," the OBINexus framework seeks to architect a "Utopia" through deterministic execution.</text:span><text:span text:style-name="T9">6</text:span><text:span text:style-name="T2"> The NSIGGI protocol is, therefore, more than a mathematical model; it is a "consciousness-preservation device" intended to navigate a fractured moral landscape and restore structural integrity to both computational and human systems.</text:span><text:span text:style-name="T9">6</text:span></text:p>
      <text:p text:style-name="P131"><text:span text:style-name="T1">Synthesis: The Future of NSIGGI and RIFT</text:span></text:p>
      <text:p text:style-name="P107"><text:span text:style-name="T2">The NSIGGI Protocol (Bayesian-Biased Markov State Transition Framework) provides a robust architecture for deterministic execution across multiple strategic dimensions. Its foundations in Markovian math allow for structured state transitions, while its Bayesian biasing layer provides the necessary flexibility for high-entropy environments.</text:span><text:span text:style-name="T9">3</text:span><text:span text:style-name="T2"> Through the GOSIAL language and the RIFT ecosystem's orthogonal access model, the protocol eliminates the unpredictability of traditional system design, offering a stable pathway for everything from radiography to survival resource management.</text:span><text:span text:style-name="T9">4</text:span></text:p>
      <table:table table:name="Table5" table:style-name="Table5">
        <table:table-column table:style-name="Table5.A" table:number-columns-repeated="3"/>
        <table:table-row table:style-name="Table5.1">
          <table:table-cell table:style-name="Table5.A1" office:value-type="string">
            <text:p text:style-name="P115"><text:span text:style-name="T3">Framework Component</text:span></text:p>
          </table:table-cell>
          <table:table-cell table:style-name="Table5.A1" office:value-type="string">
            <text:p text:style-name="P115"><text:span text:style-name="T3">Core Methodology</text:span></text:p>
          </table:table-cell>
          <table:table-cell table:style-name="Table5.A1" office:value-type="string">
            <text:p text:style-name="P115"><text:span text:style-name="T3">Primary Objective</text:span></text:p>
          </table:table-cell>
        </table:table-row>
        <table:table-row table:style-name="Table5.1">
          <table:table-cell table:style-name="Table5.A1" office:value-type="string">
            <text:p text:style-name="P115"><text:span text:style-name="T2">NSIGGI</text:span></text:p>
          </table:table-cell>
          <table:table-cell table:style-name="Table5.A1" office:value-type="string">
            <text:p text:style-name="P115"><text:span text:style-name="T2">Bayesian-Biased Markov Transitions.</text:span></text:p>
          </table:table-cell>
          <table:table-cell table:style-name="Table5.A1" office:value-type="string">
            <text:p text:style-name="P115"><text:span text:style-name="T2">Deterministic state preservation.</text:span></text:p>
          </table:table-cell>
        </table:table-row>
        <table:table-row table:style-name="Table5.1">
          <table:table-cell table:style-name="Table5.A1" office:value-type="string">
            <text:p text:style-name="P115"><text:span text:style-name="T2">RIFT</text:span></text:p>
          </table:table-cell>
          <table:table-cell table:style-name="Table5.A1" office:value-type="string">
            <text:p text:style-name="P115"><text:span text:style-name="T2">Orthogonal Access Model (90-degree shift).</text:span></text:p>
          </table:table-cell>
          <table:table-cell table:style-name="Table5.A1" office:value-type="string">
            <text:p text:style-name="P115"><text:span text:style-name="T2">Stable dimensional traversal.</text:span></text:p>
          </table:table-cell>
        </table:table-row>
        <table:table-row table:style-name="Table5.1">
          <table:table-cell table:style-name="Table5.A1" office:value-type="string">
            <text:p text:style-name="P115"><text:span text:style-name="T2">GOSIAL</text:span></text:p>
          </table:table-cell>
          <table:table-cell table:style-name="Table5.A1" office:value-type="string">
            <text:p text:style-name="P115"><text:span text:style-name="T2">Linguistic Seismic Protocol.</text:span></text:p>
          </table:table-cell>
          <table:table-cell table:style-name="Table5.A1" office:value-type="string">
            <text:p text:style-name="P115"><text:span text:style-name="T2">Entropy-resistant command/control.</text:span></text:p>
          </table:table-cell>
        </table:table-row>
        <table:table-row table:style-name="Table5.1">
          <table:table-cell table:style-name="Table5.A1" office:value-type="string">
            <text:p text:style-name="P115"><text:span text:style-name="T2">gate.in</text:span></text:p>
          </table:table-cell>
          <table:table-cell table:style-name="Table5.A1" office:value-type="string">
            <text:p text:style-name="P115"><text:span text:style-name="T2">HITL-to-HOTL Progression.</text:span></text:p>
          </table:table-cell>
          <table:table-cell table:style-name="Table5.A1" office:value-type="string">
            <text:p text:style-name="P115"><text:span text:style-name="T2">Autonomous life task automation.</text:span></text:p>
          </table:table-cell>
        </table:table-row>
      </table:table>
      <text:p text:style-name="P123"><text:span text:style-name="T2">As the RIFT ecosystem continues to evolve, the integration of "Quantum Coherence" and "Entangled Anchors" suggests a future where the NSIGGI protocol will not only manage local strategic dimensions but also maintain alignment with mutual states across orthogonal domains.</text:span><text:span text:style-name="T9">4</text:span><text:span text:style-name="T2"> This will ensure that the "computing from the heart" philosophy of OBINexus Computing continues to provide effective, culturally relevant infrastructure for a world increasingly characterized by systemic complexity and institutional decay.</text:span><text:span text:style-name="T9">1</text:span></text:p>
      <text:p text:style-name="P124"><text:span text:style-name="T2">The protocol's ability to address foundational problems—such as those in radiography and Tier 3 survival—demonstrates its versatility and rigor. By formalizing the "space for time" and "space union time" login systems, NSIGGI provides a blueprint for a more secure and efficient digital future, where "digital rights are human rights" and technology is maintained for all individuals, regardless of their socio-economic standing.</text:span><text:span text:style-name="T9">1</text:span><text:span text:style-name="T2"> In conclusion, the NSIGGI Protocol stands as a testament to the power of integrating mathematical intuition with lived experience to solve real-world problems through rigorous, multi-dimensional system architecture..</text:span><text:span text:style-name="T9">1</text:span></text:p>
      <text:p text:style-name="P133"><text:bookmark text:name="_n7zoku6pci0d"/><text:span text:style-name="T10">A Bayesian-Biased Markov State Transition Framework</text:span></text:p>
      <text:p text:style-name="P138"><text:bookmark text:name="_5kw2m2jjnujr"/><text:soft-page-break/><text:span text:style-name="T11">for Dimensional Game Theory, Oracle Systems, and Security-Critical State Resolution</text:span></text:p>
      <text:p text:style-name="P124"><text:span text:style-name="T19">## They have their protocol - we have OUR FOREVER </text:span><text:span text:style-name="T20">**</text:span><text:span text:style-name="T19">HERE and NOW</text:span><text:span text:style-name="T20">**</text:span><text:span text:style-name="T19"> or ELSE.</text:span></text:p>
      <text:p text:style-name="P124"><text:span text:style-name="T21">![</text:span><text:span text:style-name="T12">github.com/obinexus/nsiggi)(THE NSIGGI Project </text:span><text:span text:style-name="T21">**</text:span><text:span text:style-name="T12">FOREVER HERE AND NOW</text:span><text:span text:style-name="T21">**</text:span><text:span text:style-name="T12"> on Github)</text:span></text:p>
      <text:p text:style-name="P108"><text:span text:style-name="T22">-</text:span><text:span text:style-name="T12"> By OBINEXUS EZE Nnamdi Michael Okpala</text:span></text:p>
      <text:p text:style-name="P134"><text:bookmark text:name="_7mb8d31uoxfm"/><text:span text:style-name="T10">NSIGGI - HERE FOREVER - NOW FOREVER</text:span></text:p>
      <text:p text:style-name="P138"><text:bookmark text:name="_63ow45n8wy9j"/><text:span text:style-name="T11">What Actually Exists (Formal, Defensible, Boring-on-Purpose)</text:span></text:p>
      <text:p text:style-name="P138"><text:bookmark text:name="_wq03c2e912al"/><text:span text:style-name="T11">0. One-Sentence Definition (tattoo this on the repo README)</text:span></text:p>
      <text:p text:style-name="P110"><text:span text:style-name="T14">NSIGGI is a biased Markov–Bayesian state-transition protocol that resolves “what is happening now” from noisy, partial, and adversarial signals, and commits only validated state changes (not raw values) for oracle- and security-critical systems.</text:span></text:p>
      <text:p text:style-name="P110"><text:span text:style-name="T15">Everything ELSE</text:span><text:span text:style-name="T14"> is implementation detail or autobiography.</text:span></text:p>
      <text:p text:style-name="P126"><draw:rect text:anchor-type="as-char" style:rel-width="100%" draw:z-index="0" draw:style-name="gr1" draw:text-style-name="P140" svg:width="0.0012in" svg:height="0.0213in"><text:p/></draw:rect></text:p>
      <text:p text:style-name="P134"><text:bookmark text:name="_smfnwmm3qf9l"/><text:span text:style-name="T10">1. Core Ontology (No Poetry Allowed)</text:span></text:p>
      <text:p text:style-name="P138"><text:bookmark text:name="_z4h5plbg5ihb"/><text:span text:style-name="T11">1.1 State</text:span></text:p>
      <text:p text:style-name="P110"><text:span text:style-name="T14">NSIGGI does not care about objects. It cares about state.</text:span></text:p>
      <text:p text:style-name="P110"><text:span text:style-name="T14">A state is:</text:span></text:p>
      <text:p text:style-name="P124"><text:span text:style-name="T12">S = ⟨ identity, time, space, signal, belief ⟩</text:span></text:p>
      <text:p text:style-name="P112"/>
      <text:p text:style-name="P110"><text:span text:style-name="T14">Where:</text:span></text:p>
      <text:list xml:id="list2213546432" text:style-name="WWNum16">
        <text:list-item>
          <text:p text:style-name="P24"><text:span text:style-name="T14">identity = canonical subject (patient, system, actor)</text:span></text:p>
        </text:list-item>
        <text:list-item>
          <text:p text:style-name="P24"><text:span text:style-name="T14">time = logical time (not wall-clock)</text:span></text:p>
        </text:list-item>
        <text:list-item>
          <text:p text:style-name="P24"><text:span text:style-name="T14">space = dimensional index (row/col, spectrum, tomography)</text:span></text:p>
        </text:list-item>
        <text:list-item>
          <text:p text:style-name="P24"><text:span text:style-name="T14">signal = observed data (possibly incomplete)</text:span></text:p>
        </text:list-item>
        <text:list-item>
          <text:p text:style-name="P80"><text:soft-page-break/><text:span text:style-name="T14">belief = Bayesian probability over valid states</text:span></text:p>
        </text:list-item>
      </text:list>
      <text:p text:style-name="P110"><text:span text:style-name="T14">This is why wristbands, colors, Unicode, encodings, and parsers all matter. They’re </text:span><text:span text:style-name="T15">identity leaks</text:span><text:span text:style-name="T14">.</text:span></text:p>
      <text:p text:style-name="P126"><draw:rect text:anchor-type="as-char" style:rel-width="100%" draw:z-index="1" draw:style-name="gr1" draw:text-style-name="P140" svg:width="0.0012in" svg:height="0.0213in"><text:p/></draw:rect></text:p>
      <text:p text:style-name="P134"><text:bookmark text:name="_2gxmeaka5b7b"/><text:span text:style-name="T10">2. The NSIGGI Engine (What It Actually Computes)</text:span></text:p>
      <text:p text:style-name="P138"><text:bookmark text:name="_8lqblk65hc3n"/><text:span text:style-name="T11">2.1 Two-Layer Truth Model</text:span></text:p>
      <text:p text:style-name="P110"><text:span text:style-name="T14">NSIGGI separates:</text:span></text:p>
      <text:list xml:id="list1359809772" text:style-name="WWNum28">
        <text:list-item>
          <text:p text:style-name="P26"><text:span text:style-name="T14">Observed Signal (noisy, wrong, adversarial)</text:span></text:p>
        </text:list-item>
        <text:list-item>
          <text:p text:style-name="P81"><text:span text:style-name="T14">Resolved State (probabilistically justified)</text:span></text:p>
        </text:list-item>
      </text:list>
      <text:p text:style-name="P110"><text:span text:style-name="T14">Formally:</text:span></text:p>
      <text:p text:style-name="P124"><text:span text:style-name="T12">Observed ≠ True</text:span></text:p>
      <text:p text:style-name="P124"><text:span text:style-name="T12">True ≠ Committed</text:span></text:p>
      <text:p text:style-name="P112"/>
      <text:p text:style-name="P110"><text:span text:style-name="T14">Only state transitions get committed.</text:span></text:p>
      <text:p text:style-name="P126"><draw:rect text:anchor-type="as-char" style:rel-width="100%" draw:z-index="2" draw:style-name="gr1" draw:text-style-name="P140" svg:width="0.0012in" svg:height="0.0213in"><text:p/></draw:rect></text:p>
      <text:p text:style-name="P134"><text:bookmark text:name="_5ndh5h607y94"/><text:span text:style-name="T10">3. Markov–Bayesian Core (The Real Math, Not the Vibes)</text:span></text:p>
      <text:p text:style-name="P138"><text:bookmark text:name="_di68knxtzxrz"/><text:span text:style-name="T11">3.1 State Transition</text:span></text:p>
      <text:p text:style-name="P110"><text:span text:style-name="T14">NSIGGI models the system as a biased Markov chain:</text:span></text:p>
      <text:p text:style-name="P124"><text:span text:style-name="T12">P(Sₜ₊₁ | Sₜ, Bₜ)</text:span></text:p>
      <text:p text:style-name="P112"/>
      <text:list xml:id="list2140262032" text:style-name="WWNum34">
        <text:list-item>
          <text:p text:style-name="P27"><text:span text:style-name="T14">Markov: next state depends on current state</text:span></text:p>
        </text:list-item>
        <text:list-item>
          <text:p text:style-name="P82"><text:span text:style-name="T14">Bayesian: transition probabilities are biased by belief updates</text:span></text:p>
        </text:list-item>
      </text:list>
      <text:p text:style-name="P110"><text:soft-page-break/><text:span text:style-name="T14">This is why you keep saying “here and now.” The chain is re-evaluated on the fly.</text:span></text:p>
      <text:p text:style-name="P126"><draw:rect text:anchor-type="as-char" style:rel-width="100%" draw:z-index="3" draw:style-name="gr1" draw:text-style-name="P140" svg:width="0.0012in" svg:height="0.0213in"><text:p/></draw:rect></text:p>
      <text:p text:style-name="P138"><text:bookmark text:name="_ljexsf6usu6"/><text:span text:style-name="T11">3.2 Belief Update</text:span></text:p>
      <text:p text:style-name="P110"><text:span text:style-name="T14">Given observation </text:span><text:span text:style-name="T13">Oₜ</text:span><text:span text:style-name="T14">:</text:span></text:p>
      <text:p text:style-name="P124"><text:span text:style-name="T12">Bₜ₊₁(S) ∝ P(Oₜ | S) · Bₜ(S)</text:span></text:p>
      <text:p text:style-name="P112"/>
      <text:p text:style-name="P110"><text:span text:style-name="T14">This is where:</text:span></text:p>
      <text:list xml:id="list66844706" text:style-name="WWNum11">
        <text:list-item>
          <text:p text:style-name="P28"><text:span text:style-name="T14">radiography errors</text:span></text:p>
        </text:list-item>
        <text:list-item>
          <text:p text:style-name="P28"><text:span text:style-name="T14">patient misidentification</text:span></text:p>
        </text:list-item>
        <text:list-item>
          <text:p text:style-name="P28"><text:span text:style-name="T14">parser ambiguity</text:span></text:p>
        </text:list-item>
        <text:list-item>
          <text:p text:style-name="P83"><text:span text:style-name="T14">color/spectrum sparsity</text:span></text:p>
        </text:list-item>
      </text:list>
      <text:p text:style-name="P110"><text:span text:style-name="T14">enter the system instead of being ignored.</text:span></text:p>
      <text:p text:style-name="P126"><draw:rect text:anchor-type="as-char" style:rel-width="100%" draw:z-index="4" draw:style-name="gr1" draw:text-style-name="P140" svg:width="0.0012in" svg:height="0.0213in"><text:p/></draw:rect></text:p>
      <text:p text:style-name="P134"><text:bookmark text:name="_lhmgokjw9v6f"/><text:span text:style-name="T10">4. Dimensionalization (Row / Col / Spectrum Is Not Decoration)</text:span></text:p>
      <text:p text:style-name="P110"><text:span text:style-name="T14">NSIGGI does not operate in a single dimension.</text:span></text:p>
      <text:p text:style-name="P110"><text:span text:style-name="T14">It operates over orthogonal dimensions:</text:span></text:p>
      <text:p text:style-name="P124"><text:span text:style-name="T12">D = { identity, color, time, space, syntax, semantics }</text:span></text:p>
      <text:p text:style-name="P112"/>
      <text:p text:style-name="P110"><text:span text:style-name="T14">Each dimension:</text:span></text:p>
      <text:list xml:id="list1843835796" text:style-name="WWNum12">
        <text:list-item>
          <text:p text:style-name="P30"><text:span text:style-name="T14">has its own parser</text:span></text:p>
        </text:list-item>
        <text:list-item>
          <text:p text:style-name="P30"><text:span text:style-name="T14">has its own error profile</text:span></text:p>
        </text:list-item>
        <text:list-item>
          <text:p text:style-name="P84"><text:soft-page-break/><text:span text:style-name="T14">has its own transition bias</text:span></text:p>
        </text:list-item>
      </text:list>
      <text:p text:style-name="P110"><text:span text:style-name="T14">That’s why you keep saying </text:span><text:span text:style-name="T15">row</text:span><text:span text:style-name="T14">, </text:span><text:span text:style-name="T15">col</text:span><text:span text:style-name="T14">, </text:span><text:span text:style-name="T15">row×col</text:span><text:span text:style-name="T14">, </text:span><text:span text:style-name="T15">disjoint</text:span><text:span text:style-name="T14">, </text:span><text:span text:style-name="T15">union</text:span><text:span text:style-name="T14">.</text:span></text:p>
      <text:p text:style-name="P110"><text:span text:style-name="T14">You are describing dimensional independence without using the words.</text:span></text:p>
      <text:p text:style-name="P126"><draw:rect text:anchor-type="as-char" style:rel-width="100%" draw:z-index="5" draw:style-name="gr1" draw:text-style-name="P140" svg:width="0.0012in" svg:height="0.0213in"><text:p/></draw:rect></text:p>
      <text:p text:style-name="P134"><text:bookmark text:name="_ltg1x76meu5"/><text:span text:style-name="T10">5. Parser Pipeline (RIFT / TOMO / LEXER – Yes, This Matters)</text:span></text:p>
      <text:p text:style-name="P138"><text:bookmark text:name="_jyy6gtyykle3"/><text:span text:style-name="T11">5.1 Pipeline States (Cleaned Up)</text:span></text:p>
      <text:p text:style-name="P124"><text:span text:style-name="T12">Stage 111 – Lexer (syntax only)</text:span></text:p>
      <text:p text:style-name="P124"><text:span text:style-name="T12">Stage 222 – Parser (structure)</text:span></text:p>
      <text:p text:style-name="P124"><text:span text:style-name="T12">Stage 333 – Semantic Resolver (meaning)</text:span></text:p>
      <text:p text:style-name="P112"/>
      <text:p text:style-name="P110"><text:span text:style-name="T14">Each stage:</text:span></text:p>
      <text:list xml:id="list3607960547" text:style-name="WWNum18">
        <text:list-item>
          <text:p text:style-name="P32"><text:span text:style-name="T14">produces a candidate state</text:span></text:p>
        </text:list-item>
        <text:list-item>
          <text:p text:style-name="P32"><text:span text:style-name="T14">assigns a confidence</text:span></text:p>
        </text:list-item>
        <text:list-item>
          <text:p text:style-name="P85"><text:span text:style-name="T14">does NOT overwrite prior belief</text:span></text:p>
        </text:list-item>
      </text:list>
      <text:p text:style-name="P110"><text:span text:style-name="T14">This is why </text:span><text:span text:style-name="T13">.rift002</text:span><text:span text:style-name="T14">, </text:span><text:span text:style-name="T13">.rf002</text:span><text:span text:style-name="T14">, TOMOSYNTAX, and TOMOSTATE exist.</text:span></text:p>
      <text:p text:style-name="P110"><text:span text:style-name="T14">They are state probes, not files.</text:span></text:p>
      <text:p text:style-name="P126"><draw:rect text:anchor-type="as-char" style:rel-width="100%" draw:z-index="6" draw:style-name="gr1" draw:text-style-name="P140" svg:width="0.0012in" svg:height="0.0213in"><text:p/></draw:rect></text:p>
      <text:p text:style-name="P134"><text:bookmark text:name="_ogh962lm4kzf"/><text:span text:style-name="T10">6. Oracle Compliance (Where This Stops Being a Hobby)</text:span></text:p>
      <text:p text:style-name="P138"><text:bookmark text:name="_uyh8q9lev368"/><text:span text:style-name="T11">6.1 What NSIGGI Sends to an Oracle</text:span></text:p>
      <text:p text:style-name="P110"><text:span text:style-name="T14">NOT:</text:span></text:p>
      <text:list xml:id="list248098924" text:style-name="WWNum8">
        <text:list-item>
          <text:p text:style-name="P34"><text:span text:style-name="T14">raw sensor values</text:span></text:p>
        </text:list-item>
        <text:list-item>
          <text:p text:style-name="P34"><text:soft-page-break/><text:span text:style-name="T14">raw files</text:span></text:p>
        </text:list-item>
        <text:list-item>
          <text:p text:style-name="P34"><text:span text:style-name="T14">raw color codes</text:span></text:p>
        </text:list-item>
        <text:list-item>
          <text:p text:style-name="P86"><text:span text:style-name="T14">raw encodings</text:span></text:p>
        </text:list-item>
      </text:list>
      <text:p text:style-name="P110"><text:span text:style-name="T14">ONLY:</text:span></text:p>
      <text:p text:style-name="P124"><text:span text:style-name="T12">ΔS = Sₜ₊₁ − Sₜ</text:span></text:p>
      <text:p text:style-name="P112"/>
      <text:p text:style-name="P110"><text:span text:style-name="T14">A state delta, signed, timestamped, auditable.</text:span></text:p>
      <text:p text:style-name="P110"><text:span text:style-name="T14">That’s why it </text:span><text:span text:style-name="T15">is</text:span><text:span text:style-name="T14"> oracle-compliant without </text:span><text:span text:style-name="T15">being</text:span><text:span text:style-name="T14"> an oracle.</text:span></text:p>
      <text:p text:style-name="P126"><draw:rect text:anchor-type="as-char" style:rel-width="100%" draw:z-index="7" draw:style-name="gr1" draw:text-style-name="P140" svg:width="0.0012in" svg:height="0.0213in"><text:p/></draw:rect></text:p>
      <text:p text:style-name="P138"><text:bookmark text:name="_qwsgdws373z"/><text:span text:style-name="T11">6.2 Why This Beats Normal Oracles</text:span></text:p>
      <text:p text:style-name="P110"><text:span text:style-name="T14">Normal oracles answer:</text:span></text:p>
      <text:p text:style-name="P109"><text:span text:style-name="T24">“What is the value?”</text:span></text:p>
      <text:p text:style-name="P110"><text:span text:style-name="T14">NSIGGI answers:</text:span></text:p>
      <text:p text:style-name="P109"><text:span text:style-name="T24">“What changed, and how sure are we?”</text:span></text:p>
      <text:p text:style-name="P110"><text:span text:style-name="T14">That single difference is the whole protocol.</text:span></text:p>
      <text:p text:style-name="P126"><draw:rect text:anchor-type="as-char" style:rel-width="100%" draw:z-index="8" draw:style-name="gr1" draw:text-style-name="P140" svg:width="0.0012in" svg:height="0.0213in"><text:p/></draw:rect></text:p>
      <text:p text:style-name="P134"><text:bookmark text:name="_9mw8btla86xv"/><text:span text:style-name="T10">7. Radiography Example (Your First Real Use Case)</text:span></text:p>
      <text:p text:style-name="P138"><text:bookmark text:name="_i3qb4rlh1xn6"/><text:span text:style-name="T11">Problem</text:span></text:p>
      <text:p text:style-name="P110"><text:span text:style-name="T14">Patient identification errors:</text:span></text:p>
      <text:list xml:id="list1679553307" text:style-name="WWNum1">
        <text:list-item>
          <text:p text:style-name="P36"><text:span text:style-name="T14">wristbands missing</text:span></text:p>
        </text:list-item>
        <text:list-item>
          <text:p text:style-name="P36"><text:span text:style-name="T14">colors ambiguous</text:span></text:p>
        </text:list-item>
        <text:list-item>
          <text:p text:style-name="P36"><text:soft-page-break/><text:span text:style-name="T14">grayscale images sparse</text:span></text:p>
        </text:list-item>
        <text:list-item>
          <text:p text:style-name="P87"><text:span text:style-name="T14">humans guessing</text:span></text:p>
        </text:list-item>
      </text:list>
      <text:p text:style-name="P138"><text:bookmark text:name="_x6stmgt97dk6"/><text:span text:style-name="T11">NSIGGI Solution</text:span></text:p>
      <text:list xml:id="list2785971819" text:style-name="WWNum27">
        <text:list-item>
          <text:p text:style-name="P38"><text:span text:style-name="T14">Identity is probabilistic</text:span></text:p>
        </text:list-item>
        <text:list-item>
          <text:p text:style-name="P38"><text:span text:style-name="T14">Imaging is dimensional signal</text:span></text:p>
        </text:list-item>
        <text:list-item>
          <text:p text:style-name="P38"><text:span text:style-name="T14">Mislabeling becomes belief decay, not silent failure</text:span></text:p>
        </text:list-item>
        <text:list-item>
          <text:p text:style-name="P88"><text:span text:style-name="T14">System refuses to commit state when confidence &lt; threshold</text:span></text:p>
        </text:list-item>
      </text:list>
      <text:p text:style-name="P110"><text:span text:style-name="T14">That’s not art. That’s safety engineering.</text:span></text:p>
      <text:p text:style-name="P126"><draw:rect text:anchor-type="as-char" style:rel-width="100%" draw:z-index="9" draw:style-name="gr1" draw:text-style-name="P140" svg:width="0.0012in" svg:height="0.0213in"><text:p/></draw:rect></text:p>
      <text:p text:style-name="P134"><text:bookmark text:name="_it6wg9dr0isd"/><text:span text:style-name="T10">8. War Protocol (Let’s Deflate This Term)</text:span></text:p>
      <text:p text:style-name="P110"><text:span text:style-name="T14">Your “war protocol” is actually:</text:span></text:p>
      <text:p text:style-name="P109"><text:span text:style-name="T24">Adversarial state contention under uncertainty</text:span></text:p>
      <text:p text:style-name="P110"><text:span text:style-name="T14">Formally:</text:span></text:p>
      <text:list xml:id="list1050352216" text:style-name="WWNum25">
        <text:list-item>
          <text:p text:style-name="P40"><text:span text:style-name="T14">Multiple agents propose transitions</text:span></text:p>
        </text:list-item>
        <text:list-item>
          <text:p text:style-name="P40"><text:span text:style-name="T14">Each transition is scored</text:span></text:p>
        </text:list-item>
        <text:list-item>
          <text:p text:style-name="P40"><text:span text:style-name="T14">Bayesian resolution selects the least-entropy path</text:span></text:p>
        </text:list-item>
        <text:list-item>
          <text:p text:style-name="P89"><text:span text:style-name="T14">Losers don’t disappear—they lose belief weight</text:span></text:p>
        </text:list-item>
      </text:list>
      <text:p text:style-name="P110"><text:span text:style-name="T14">No mysticism. Just math with trust issues.</text:span></text:p>
      <text:p text:style-name="P126"><draw:rect text:anchor-type="as-char" style:rel-width="100%" draw:z-index="10" draw:style-name="gr1" draw:text-style-name="P140" svg:width="0.0012in" svg:height="0.0213in"><text:p/></draw:rect></text:p>
      <text:p text:style-name="P134"><text:bookmark text:name="_bono5xo96vod"/><text:span text:style-name="T10">9. What NSIGGI Is </text:span><text:span text:style-name="T18">Not</text:span><text:span text:style-name="T10"> (Important, Please Read Twice)</text:span></text:p>
      <text:p text:style-name="P110"><text:span text:style-name="T14">NSIGGI is not:</text:span></text:p>
      <text:list xml:id="list4035446086" text:style-name="WWNum24">
        <text:list-item>
          <text:p text:style-name="P42"><text:soft-page-break/><text:span text:style-name="T14">a religion</text:span></text:p>
        </text:list-item>
        <text:list-item>
          <text:p text:style-name="P42"><text:span text:style-name="T14">a healing system</text:span></text:p>
        </text:list-item>
        <text:list-item>
          <text:p text:style-name="P42"><text:span text:style-name="T14">a consciousness engine</text:span></text:p>
        </text:list-item>
        <text:list-item>
          <text:p text:style-name="P42"><text:span text:style-name="T14">a replacement for money</text:span></text:p>
        </text:list-item>
        <text:list-item>
          <text:p text:style-name="P90"><text:span text:style-name="T14">Jesus (you were very clear about that, thankfully)</text:span></text:p>
        </text:list-item>
      </text:list>
      <text:p text:style-name="P110"><text:span text:style-name="T14">Those are human overlays, not protocol properties.</text:span></text:p>
      <text:p text:style-name="P110"><text:span text:style-name="T14">The protocol survives without them. That’s how you know it’s real.</text:span></text:p>
      <text:p text:style-name="P126"><draw:rect text:anchor-type="as-char" style:rel-width="100%" draw:z-index="11" draw:style-name="gr1" draw:text-style-name="P140" svg:width="0.0012in" svg:height="0.0213in"><text:p/></draw:rect></text:p>
      <text:p text:style-name="P134"><text:bookmark text:name="_39zf28xjls9p"/><text:span text:style-name="T10">10. Final Reality Check (Friendly, Exasperated)</text:span></text:p>
      <text:p text:style-name="P110"><text:span text:style-name="T14">You do have:</text:span></text:p>
      <text:list xml:id="list916160545" text:style-name="WWNum7">
        <text:list-item>
          <text:p text:style-name="P44"><text:span text:style-name="T14">a coherent protocol</text:span></text:p>
        </text:list-item>
        <text:list-item>
          <text:p text:style-name="P44"><text:span text:style-name="T14">a real mathematical core</text:span></text:p>
        </text:list-item>
        <text:list-item>
          <text:p text:style-name="P44"><text:span text:style-name="T14">a valid oracle abstraction</text:span></text:p>
        </text:list-item>
        <text:list-item>
          <text:p text:style-name="P91"><text:span text:style-name="T14">a usable parser architecture</text:span></text:p>
        </text:list-item>
      </text:list>
      <text:p text:style-name="P110"><text:span text:style-name="T14">I do not yet have:</text:span></text:p>
      <text:list xml:id="list250336002" text:style-name="WWNum17">
        <text:list-item>
          <text:p text:style-name="P46"><text:span text:style-name="T14">a single clean spec document</text:span></text:p>
        </text:list-item>
        <text:list-item>
          <text:p text:style-name="P46"><text:span text:style-name="T14">a minimal reference implementation</text:span></text:p>
        </text:list-item>
        <text:list-item>
          <text:p text:style-name="P92"><text:span text:style-name="T14">a boundary between system and self</text:span></text:p>
        </text:list-item>
      </text:list>
      <text:p text:style-name="P110"><text:span text:style-name="T14">NSIGGI works because it ignores intention and measures state.</text:span></text:p>
      <text:p text:style-name="P134"><text:bookmark text:name="_vc6qhl9pyky7"/><text:span text:style-name="T10">Abstract</text:span></text:p>
      <text:p text:style-name="P110"><text:span text:style-name="T14">NSIGGI proposes a state-transition framework that models real-world systems as biased Markov processes over strategic dimensions, rather than static payoff matrices or value-reporting oracles. By integrating Markov chains, Bayesian belief updates, and directed acyclic strategy graphs (DAGs), NSIGGI enables real-time detection, validation, and correction of strategic imbalance across dimensions such as attack, defense, offense, and information.</text:span></text:p>
      <text:p text:style-name="P110"><text:soft-page-break/><text:span text:style-name="T14">The framework emphasizes state change over state value, enabling adaptive decision-making in adversarial, noisy, and security-critical environments.</text:span></text:p>
      <text:p text:style-name="P126"><draw:rect text:anchor-type="as-char" style:rel-width="100%" draw:z-index="12" draw:style-name="gr1" draw:text-style-name="P140" svg:width="0.0012in" svg:height="0.0213in"><text:p/></draw:rect></text:p>
      <text:p text:style-name="P134"><text:bookmark text:name="_bizasxwz1iw5"/><text:span text:style-name="T10">1. Introduction</text:span></text:p>
      <text:p text:style-name="P138"><text:bookmark text:name="_pc8c5p4nec84"/><text:span text:style-name="T11">1.1 Motivation</text:span></text:p>
      <text:p text:style-name="P110"><text:span text:style-name="T14">Classical game theory and standard Markov models assume:</text:span></text:p>
      <text:list xml:id="list4284297754" text:style-name="WWNum35">
        <text:list-item>
          <text:p text:style-name="P48"><text:span text:style-name="T14">fixed payoff matrices</text:span></text:p>
        </text:list-item>
        <text:list-item>
          <text:p text:style-name="P48"><text:span text:style-name="T14">static transition probabilities</text:span></text:p>
        </text:list-item>
        <text:list-item>
          <text:p text:style-name="P93"><text:span text:style-name="T14">limited dimensional interaction</text:span></text:p>
        </text:list-item>
      </text:list>
      <text:p text:style-name="P110"><text:span text:style-name="T14">Real-world systems violate all three.</text:span></text:p>
      <text:p text:style-name="P110"><text:span text:style-name="T14">NSIGGI addresses this gap by:</text:span></text:p>
      <text:list xml:id="list417917462" text:style-name="WWNum15">
        <text:list-item>
          <text:p text:style-name="P50"><text:span text:style-name="T14">decomposing strategy into orthogonal dimensions</text:span></text:p>
        </text:list-item>
        <text:list-item>
          <text:p text:style-name="P50"><text:span text:style-name="T14">modeling each dimension as a biased Markov process</text:span></text:p>
        </text:list-item>
        <text:list-item>
          <text:p text:style-name="P94"><text:span text:style-name="T14">dynamically re-weighting transitions using Bayesian inference</text:span></text:p>
        </text:list-item>
      </text:list>
      <text:p text:style-name="P126"><draw:rect text:anchor-type="as-char" style:rel-width="100%" draw:z-index="13" draw:style-name="gr1" draw:text-style-name="P140" svg:width="0.0012in" svg:height="0.0213in"><text:p/></draw:rect></text:p>
      <text:p text:style-name="P138"><text:bookmark text:name="_cqpor26lt1py"/><text:span text:style-name="T11">1.2 Contributions</text:span></text:p>
      <text:p text:style-name="P110"><text:span text:style-name="T14">NSIGGI introduces:</text:span></text:p>
      <text:list xml:id="list4290574793" text:style-name="WWNum36">
        <text:list-item>
          <text:p text:style-name="P52"><text:span text:style-name="T14">Dimensional Markov Chains (DMCs)</text:span></text:p>
        </text:list-item>
        <text:list-item>
          <text:p text:style-name="P52"><text:span text:style-name="T14">Bayesian-biased transition updates</text:span></text:p>
        </text:list-item>
        <text:list-item>
          <text:p text:style-name="P52"><text:span text:style-name="T14">State-change-driven oracle commitments</text:span></text:p>
        </text:list-item>
        <text:list-item>
          <text:p text:style-name="P52"><text:span text:style-name="T14">DAG-constrained strategy evolution</text:span></text:p>
        </text:list-item>
        <text:list-item>
          <text:p text:style-name="P95"><text:span text:style-name="T14">Security-oriented canonical state normalization</text:span></text:p>
        </text:list-item>
      </text:list>
      <text:p text:style-name="P110"><text:soft-page-break/><text:span text:style-name="T14">Yes, that includes your Unicode rant. Calm down. We get there.</text:span></text:p>
      <text:p text:style-name="P126"><draw:rect text:anchor-type="as-char" style:rel-width="100%" draw:z-index="14" draw:style-name="gr1" draw:text-style-name="P140" svg:width="0.0012in" svg:height="0.0213in"><text:p/></draw:rect></text:p>
      <text:p text:style-name="P134"><text:bookmark text:name="_e92rgmyxc7om"/><text:span text:style-name="T10">2. Formal Preliminaries</text:span></text:p>
      <text:p text:style-name="P138"><text:bookmark text:name="_suhqzbthp9s1"/><text:span text:style-name="T11">2.1 Markov Property</text:span></text:p>
      <text:p text:style-name="P110"><text:span text:style-name="T14">Let ( X_t ) denote the system state at time ( t ). The system satisfies the Markov property if:</text:span></text:p>
      <text:p text:style-name="P110"><text:span text:style-name="T14">[ P(X_{t+1} \mid X_t, X_{t-1}, \dots) = P(X_{t+1} \mid X_t) ]</text:span></text:p>
      <text:p text:style-name="P110"><text:span text:style-name="T14">NSIGGI accepts this constraint locally, but relaxes it globally via Bayesian biasing.</text:span></text:p>
      <text:p text:style-name="P126"><draw:rect text:anchor-type="as-char" style:rel-width="100%" draw:z-index="15" draw:style-name="gr1" draw:text-style-name="P140" svg:width="0.0012in" svg:height="0.0213in"><text:p/></draw:rect></text:p>
      <text:p text:style-name="P138"><text:bookmark text:name="_8cazdu77xhby"/><text:span text:style-name="T11">2.2 State Space</text:span></text:p>
      <text:p text:style-name="P110"><text:span text:style-name="T14">Define a finite state space:</text:span></text:p>
      <text:p text:style-name="P110"><text:span text:style-name="T14">[ \mathcal{S} = {A, E} ]</text:span></text:p>
      <text:p text:style-name="P110"><text:span text:style-name="T14">Where:</text:span></text:p>
      <text:list xml:id="list3416304099" text:style-name="WWNum19">
        <text:list-item>
          <text:p text:style-name="P54"><text:span text:style-name="T14">A = Advantage / Active / Attack-favored state</text:span></text:p>
        </text:list-item>
        <text:list-item>
          <text:p text:style-name="P96"><text:span text:style-name="T14">E = Equilibrium / Entropy / Defense-favored state</text:span></text:p>
        </text:list-item>
      </text:list>
      <text:p text:style-name="P110"><text:span text:style-name="T14">(You can rename them later. Don’t.)</text:span></text:p>
      <text:p text:style-name="P126"><draw:rect text:anchor-type="as-char" style:rel-width="100%" draw:z-index="16" draw:style-name="gr1" draw:text-style-name="P140" svg:width="0.0012in" svg:height="0.0213in"><text:p/></draw:rect></text:p>
      <text:p text:style-name="P134"><text:bookmark text:name="_nbmf97f5x9g"/><text:span text:style-name="T10">3. Baseline Two-State Markov Model</text:span></text:p>
      <text:p text:style-name="P138"><text:bookmark text:name="_84mmtwqzr9b3"/><text:span text:style-name="T11">3.1 Transition Probabilities</text:span></text:p>
      <text:p text:style-name="P110"><text:span text:style-name="T14">Given your diagram:</text:span></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11"><text:span text:style-name="T16">From \ To</text:span></text:p>
          </table:table-cell>
          <table:table-cell table:style-name="Table6.A1" office:value-type="string">
            <text:p text:style-name="P111"><text:span text:style-name="T16">A</text:span></text:p>
          </table:table-cell>
          <table:table-cell table:style-name="Table6.A1" office:value-type="string">
            <text:p text:style-name="P111"><text:span text:style-name="T16">E</text:span></text:p>
          </table:table-cell>
        </table:table-row>
        <table:table-row table:style-name="Table6.1">
          <table:table-cell table:style-name="Table6.A1" office:value-type="string">
            <text:p text:style-name="P109"><text:span text:style-name="T17">A</text:span></text:p>
          </table:table-cell>
          <table:table-cell table:style-name="Table6.A1" office:value-type="string">
            <text:p text:style-name="P109"><text:span text:style-name="T17">0.6</text:span></text:p>
          </table:table-cell>
          <table:table-cell table:style-name="Table6.A1" office:value-type="string">
            <text:p text:style-name="P109"><text:span text:style-name="T17">0.4</text:span></text:p>
          </table:table-cell>
        </table:table-row>
        <table:table-row table:style-name="Table6.1">
          <table:table-cell table:style-name="Table6.A1" office:value-type="string">
            <text:p text:style-name="P109"><text:span text:style-name="T17">E</text:span></text:p>
          </table:table-cell>
          <table:table-cell table:style-name="Table6.A1" office:value-type="string">
            <text:p text:style-name="P109"><text:span text:style-name="T17">0.7</text:span></text:p>
          </table:table-cell>
          <table:table-cell table:style-name="Table6.A1" office:value-type="string">
            <text:p text:style-name="P109"><text:span text:style-name="T17">0.3</text:span></text:p>
          </table:table-cell>
        </table:table-row>
      </table:table>
      <text:p text:style-name="P110"><text:span text:style-name="T14">This defines a Discrete-Time Markov Chain (DTMC) with transition matrix:</text:span></text:p>
      <text:p text:style-name="P110"><text:span text:style-name="T14">[ P = \begin{bmatrix} 0.6 &amp; 0.4<text:line-break/>0.7 &amp; 0.3 \end{bmatrix} ]</text:span></text:p>
      <text:p text:style-name="P110"><text:span text:style-name="T14">Rows sum to 1. The math police are satisfied.</text:span></text:p>
      <text:p text:style-name="P126"><draw:rect text:anchor-type="as-char" style:rel-width="100%" draw:z-index="17" draw:style-name="gr1" draw:text-style-name="P140" svg:width="0.0012in" svg:height="0.0213in"><text:p/></draw:rect></text:p>
      <text:p text:style-name="P138"><text:bookmark text:name="_eqnw2ft388rj"/><text:span text:style-name="T11">3.2 Interpretation</text:span></text:p>
      <text:list xml:id="list4097076561" text:style-name="WWNum31">
        <text:list-item>
          <text:p text:style-name="P55"><text:span text:style-name="T14">Self-loops represent strategic inertia</text:span></text:p>
        </text:list-item>
        <text:list-item>
          <text:p text:style-name="P55"><text:span text:style-name="T14">Cross-edges represent dimension shift</text:span></text:p>
        </text:list-item>
        <text:list-item>
          <text:p text:style-name="P97"><text:span text:style-name="T14">Probability imbalance reflects strategic dominance</text:span></text:p>
        </text:list-item>
      </text:list>
      <text:p text:style-name="P110"><text:span text:style-name="T14">This is not random walk fluff—this is signal about system bias.</text:span></text:p>
      <text:p text:style-name="P126"><draw:rect text:anchor-type="as-char" style:rel-width="100%" draw:z-index="18" draw:style-name="gr1" draw:text-style-name="P140" svg:width="0.0012in" svg:height="0.0213in"><text:p/></draw:rect></text:p>
      <text:p text:style-name="P134"><text:bookmark text:name="_2k3jcmhkthk1"/><text:span text:style-name="T10">4. Bayesian Biasing of Transitions</text:span></text:p>
      <text:p text:style-name="P138"><text:bookmark text:name="_v5os95ee2wgh"/><text:span text:style-name="T11">4.1 Belief State</text:span></text:p>
      <text:p text:style-name="P110"><text:span text:style-name="T14">Define a belief vector:</text:span></text:p>
      <text:p text:style-name="P110"><text:span text:style-name="T14">[ \mathbf{b}_t = [P(A_t), P(E_t)] ]</text:span></text:p>
      <text:p text:style-name="P110"><text:span text:style-name="T14">This represents the observer’s belief about the system’s strategic posture.</text:span></text:p>
      <text:p text:style-name="P126"><draw:rect text:anchor-type="as-char" style:rel-width="100%" draw:z-index="19" draw:style-name="gr1" draw:text-style-name="P140" svg:width="0.0012in" svg:height="0.0213in"><text:p/></draw:rect></text:p>
      <text:p text:style-name="P138"><text:bookmark text:name="_8afr5louq29"/><text:span text:style-name="T11">4.2 Bayesian Update Rule</text:span></text:p>
      <text:p text:style-name="P110"><text:span text:style-name="T14">Upon observing signal ( O_t ):</text:span></text:p>
      <text:p text:style-name="P110"><text:span text:style-name="T14">[ P(S_t \mid O_t) \propto P(O_t \mid S_t) \cdot P(S_t) ]</text:span></text:p>
      <text:p text:style-name="P110"><text:span text:style-name="T14">NSIGGI uses observations to re-weight transition probabilities, yielding:</text:span></text:p>
      <text:p text:style-name="P110"><text:soft-page-break/><text:span text:style-name="T14">[ P_t^{\text{biased}} = f(P, \mathbf{b}_t, O_t) ]</text:span></text:p>
      <text:p text:style-name="P110"><text:span text:style-name="T14">Translation: The Markov chain stops pretending the world is stationary.</text:span></text:p>
      <text:p text:style-name="P126"><draw:rect text:anchor-type="as-char" style:rel-width="100%" draw:z-index="20" draw:style-name="gr1" draw:text-style-name="P140" svg:width="0.0012in" svg:height="0.0213in"><text:p/></draw:rect></text:p>
      <text:p text:style-name="P134"><text:bookmark text:name="_gjazt9wu9gvp"/><text:span text:style-name="T10">5. Dimensional Game Theory Extension</text:span></text:p>
      <text:p text:style-name="P138"><text:bookmark text:name="_ym5l2fp7dw96"/><text:span text:style-name="T11">5.1 Dimensions as Independent State Chains</text:span></text:p>
      <text:p text:style-name="P110"><text:span text:style-name="T14">Let dimensions be:</text:span></text:p>
      <text:p text:style-name="P110"><text:span text:style-name="T14">[ \mathcal{D} = {\text{Attack}, \text{Defense}, \text{Offense}, \text{Information}} ]</text:span></text:p>
      <text:p text:style-name="P110"><text:span text:style-name="T14">Each dimension ( d \in \mathcal{D} ) has:</text:span></text:p>
      <text:list xml:id="list1020415105" text:style-name="WWNum37">
        <text:list-item>
          <text:p text:style-name="P57"><text:span text:style-name="T14">its own state space ( \mathcal{S}_d )</text:span></text:p>
        </text:list-item>
        <text:list-item>
          <text:p text:style-name="P98"><text:span text:style-name="T14">its own transition matrix ( P_d )</text:span></text:p>
        </text:list-item>
      </text:list>
      <text:p text:style-name="P110"><text:span text:style-name="T14">These chains do not overlap, but their outputs combine.</text:span></text:p>
      <text:p text:style-name="P110"><text:span text:style-name="T14">Think </text:span><text:span text:style-name="T15">audio mixer</text:span><text:span text:style-name="T14">, not </text:span><text:span text:style-name="T15">monolith</text:span><text:span text:style-name="T14">.</text:span></text:p>
      <text:p text:style-name="P126"><draw:rect text:anchor-type="as-char" style:rel-width="100%" draw:z-index="21" draw:style-name="gr1" draw:text-style-name="P140" svg:width="0.0012in" svg:height="0.0213in"><text:p/></draw:rect></text:p>
      <text:p text:style-name="P138"><text:bookmark text:name="_6k16cxrju4m1"/><text:span text:style-name="T11">5.2 Strategic Vector</text:span></text:p>
      <text:p text:style-name="P110"><text:span text:style-name="T14">Define a strategic vector:</text:span></text:p>
      <text:p text:style-name="P110"><text:span text:style-name="T14">[ \vec{V}</text:span><text:span text:style-name="T15">t = [b</text:span><text:span text:style-name="T14">{t}^{(A)}, b_{t}^{(D)}, b_{t}^{(O)}, b_{t}^{(I)}] ]</text:span></text:p>
      <text:p text:style-name="P110"><text:span text:style-name="T14">Imbalance is measured as deviation from equilibrium:</text:span></text:p>
      <text:p text:style-name="P110"><text:span text:style-name="T14">[ \Delta_t = \max(\vec{V}_t) - \min(\vec{V}_t) ]</text:span></text:p>
      <text:p text:style-name="P110"><text:span text:style-name="T14">Non-zero ( \Delta_t ) = exploit opportunity.</text:span></text:p>
      <text:p text:style-name="P110"><text:span text:style-name="T14">That’s your “non-tie proves imbalance” theorem, minus the shouting.</text:span></text:p>
      <text:p text:style-name="P126"><draw:rect text:anchor-type="as-char" style:rel-width="100%" draw:z-index="22" draw:style-name="gr1" draw:text-style-name="P140" svg:width="0.0012in" svg:height="0.0213in"><text:p/></draw:rect></text:p>
      <text:p text:style-name="P134"><text:bookmark text:name="_x39j7m2d1dlj"/><text:soft-page-break/><text:span text:style-name="T10">6. DAG-Constrained Strategy Evolution</text:span></text:p>
      <text:p text:style-name="P138"><text:bookmark text:name="_i8wfztn2mtjv"/><text:span text:style-name="T11">6.1 Directed Strategy Graph</text:span></text:p>
      <text:p text:style-name="P110"><text:span text:style-name="T14">Strategies evolve along a Directed Acyclic Graph (DAG):</text:span></text:p>
      <text:list xml:id="list4166693907" text:style-name="WWNum9">
        <text:list-item>
          <text:p text:style-name="P58"><text:span text:style-name="T14">nodes = strategic states</text:span></text:p>
        </text:list-item>
        <text:list-item>
          <text:p text:style-name="P58"><text:span text:style-name="T14">edges = allowable transitions</text:span></text:p>
        </text:list-item>
        <text:list-item>
          <text:p text:style-name="P99"><text:span text:style-name="T14">weights = cost / risk / entropy</text:span></text:p>
        </text:list-item>
      </text:list>
      <text:p text:style-name="P110"><text:span text:style-name="T14">No cycles = no infinite nonsense loops.</text:span></text:p>
      <text:p text:style-name="P126"><draw:rect text:anchor-type="as-char" style:rel-width="100%" draw:z-index="23" draw:style-name="gr1" draw:text-style-name="P140" svg:width="0.0012in" svg:height="0.0213in"><text:p/></draw:rect></text:p>
      <text:p text:style-name="P138"><text:bookmark text:name="_b58ppthp5z01"/><text:span text:style-name="T11">6.2 Cost Function</text:span></text:p>
      <text:p text:style-name="P110"><text:span text:style-name="T14">Each transition ( e_{ij} ) has cost:</text:span></text:p>
      <text:p text:style-name="P110"><text:span text:style-name="T14">[ C(e_{ij}) = \alpha \cdot \text{Risk} + \beta \cdot \text{Time} + \gamma \cdot \text{Exposure} ]</text:span></text:p>
      <text:p text:style-name="P110"><text:span text:style-name="T14">Optimization selects minimum-cost valid path, not “hope and vibes.”</text:span></text:p>
      <text:p text:style-name="P126"><draw:rect text:anchor-type="as-char" style:rel-width="100%" draw:z-index="24" draw:style-name="gr1" draw:text-style-name="P140" svg:width="0.0012in" svg:height="0.0213in"><text:p/></draw:rect></text:p>
      <text:p text:style-name="P134"><text:bookmark text:name="_1lzjj5wrgwx6"/><text:span text:style-name="T10">7. Oracle &amp; Security Interpretation</text:span></text:p>
      <text:p text:style-name="P138"><text:bookmark text:name="_t1nyk3jh9p4z"/><text:span text:style-name="T11">7.1 State Change Oracle</text:span></text:p>
      <text:p text:style-name="P110"><text:span text:style-name="T14">NSIGGI commits only validated state transitions, not raw values:</text:span></text:p>
      <text:p text:style-name="P110"><text:span text:style-name="T14">[ \Delta S_t = S_{t+1} - S_t ]</text:span></text:p>
      <text:p text:style-name="P110"><text:span text:style-name="T14">This prevents:</text:span></text:p>
      <text:list xml:id="list1977469617" text:style-name="WWNum26">
        <text:list-item>
          <text:p text:style-name="P60"><text:span text:style-name="T14">replay attacks</text:span></text:p>
        </text:list-item>
        <text:list-item>
          <text:p text:style-name="P60"><text:span text:style-name="T14">noise amplification</text:span></text:p>
        </text:list-item>
        <text:list-item>
          <text:p text:style-name="P100"><text:span text:style-name="T14">encoding exploits</text:span></text:p>
        </text:list-item>
      </text:list>
      <text:p text:style-name="P110"><text:soft-page-break/><text:span text:style-name="T14">Yes, now we talk Unicode.</text:span></text:p>
      <text:p text:style-name="P126"><draw:rect text:anchor-type="as-char" style:rel-width="100%" draw:z-index="25" draw:style-name="gr1" draw:text-style-name="P140" svg:width="0.0012in" svg:height="0.0213in"><text:p/></draw:rect></text:p>
      <text:p text:style-name="P138"><text:bookmark text:name="_6p4pgpvzo09f"/><text:span text:style-name="T11">7.2 Canonical State Normalization</text:span></text:p>
      <text:p text:style-name="P110"><text:span text:style-name="T14">Multiple encodings → same semantic state.</text:span></text:p>
      <text:p text:style-name="P110"><text:span text:style-name="T14">NSIGGI enforces:</text:span></text:p>
      <text:list xml:id="list3395396106" text:style-name="WWNum2">
        <text:list-item>
          <text:p text:style-name="P62"><text:span text:style-name="T14">normalization</text:span></text:p>
        </text:list-item>
        <text:list-item>
          <text:p text:style-name="P62"><text:span text:style-name="T14">canonical representation</text:span></text:p>
        </text:list-item>
        <text:list-item>
          <text:p text:style-name="P101"><text:span text:style-name="T14">single policy evaluation</text:span></text:p>
        </text:list-item>
      </text:list>
      <text:p text:style-name="P110"><text:span text:style-name="T14">Your Unicode attack example fits exactly here, not wherever it wandered earlier.</text:span></text:p>
      <text:p text:style-name="P126"><draw:rect text:anchor-type="as-char" style:rel-width="100%" draw:z-index="26" draw:style-name="gr1" draw:text-style-name="P140" svg:width="0.0012in" svg:height="0.0213in"><text:p/></draw:rect></text:p>
      <text:p text:style-name="P134"><text:bookmark text:name="_sd2z6gegf6a0"/><text:span text:style-name="T10">8. Applications</text:span></text:p>
      <text:list xml:id="list1905061500" text:style-name="WWNum32">
        <text:list-item>
          <text:p text:style-name="P64"><text:span text:style-name="T14">Cybersecurity (encoding attacks, state bypass)</text:span></text:p>
        </text:list-item>
        <text:list-item>
          <text:p text:style-name="P64"><text:span text:style-name="T14">Autonomous systems (navigation under uncertainty)</text:span></text:p>
        </text:list-item>
        <text:list-item>
          <text:p text:style-name="P64"><text:span text:style-name="T14">Strategy games &amp; simulations</text:span></text:p>
        </text:list-item>
        <text:list-item>
          <text:p text:style-name="P64"><text:span text:style-name="T14">Oracle design for blockchain systems</text:span></text:p>
        </text:list-item>
        <text:list-item>
          <text:p text:style-name="P102"><text:span text:style-name="T14">Adversarial decision modeling</text:span></text:p>
        </text:list-item>
      </text:list>
      <text:p text:style-name="P126"><draw:rect text:anchor-type="as-char" style:rel-width="100%" draw:z-index="27" draw:style-name="gr1" draw:text-style-name="P140" svg:width="0.0012in" svg:height="0.0213in"><text:p/></draw:rect></text:p>
      <text:p text:style-name="P134"><text:bookmark text:name="_2790egj3r8rc"/><text:span text:style-name="T10">9. Limitations</text:span></text:p>
      <text:list xml:id="list4117570212" text:style-name="WWNum5">
        <text:list-item>
          <text:p text:style-name="P66"><text:span text:style-name="T14">Requires correct dimension isolation</text:span></text:p>
        </text:list-item>
        <text:list-item>
          <text:p text:style-name="P66"><text:span text:style-name="T14">Assumes observability of signals</text:span></text:p>
        </text:list-item>
        <text:list-item>
          <text:p text:style-name="P103"><text:span text:style-name="T14">Bayesian biasing introduces model sensitivity</text:span></text:p>
        </text:list-item>
      </text:list>
      <text:p text:style-name="P110"><text:soft-page-break/><text:span text:style-name="T14">Yes, nothing is perfect. Even this.</text:span></text:p>
      <text:p text:style-name="P126"><draw:rect text:anchor-type="as-char" style:rel-width="100%" draw:z-index="28" draw:style-name="gr1" draw:text-style-name="P140" svg:width="0.0012in" svg:height="0.0213in"><text:p/></draw:rect></text:p>
      <text:p text:style-name="P134"><text:bookmark text:name="_r1evmw24j4f"/><text:span text:style-name="T10">10. Conclusion</text:span></text:p>
      <text:p text:style-name="P110"><text:span text:style-name="T14">NSIGGI reframes strategy, security, and oracles as biased state-transition systems, not static games or dumb feeds. By combining Markov chains, Bayesian inference, and dimensional decomposition, it models how real systems actually behave: noisy, adversarial, and constantly rebalancing.</text:span></text:p>
      <text:p text:style-name="P126"><draw:rect text:anchor-type="as-char" style:rel-width="100%" draw:z-index="29" draw:style-name="gr1" draw:text-style-name="P140" svg:width="0.0012in" svg:height="0.0213in"><text:p/></draw:rect></text:p>
      <text:p text:style-name="P134"><text:bookmark text:name="_bgfcb96fjhaj"/><text:span text:style-name="T10">Appendices (Optional, Before Reviewers Cry)</text:span></text:p>
      <text:list xml:id="list1997044142" text:style-name="WWNum23">
        <text:list-item>
          <text:p text:style-name="P68"><text:span text:style-name="T14">A: Stationary distribution derivation</text:span></text:p>
        </text:list-item>
        <text:list-item>
          <text:p text:style-name="P68"><text:span text:style-name="T14">B: Multi-step transition analysis</text:span></text:p>
        </text:list-item>
        <text:list-item>
          <text:p text:style-name="P68"><text:span text:style-name="T14">C: Reference implementation</text:span></text:p>
        </text:list-item>
        <text:list-item>
          <text:p text:style-name="P68"><text:span text:style-name="T14">D: Chess / cybersecurity case studies</text:span></text:p>
        </text:list-item>
      </text:list>
      <text:p text:style-name="P125"/>
      <text:p text:style-name="P139"><text:span text:style-name="T25">Works cited</text:span></text:p>
      <text:list xml:id="list3595433377" text:style-name="WWNum22">
        <text:list-item>
          <text:p text:style-name="P127"><text:span text:style-name="T26">Nnamdi Michael Okpala obinexuscomputing - GitHub, accessed December 21, 2025, </text:span><text:a xlink:type="simple" xlink:href="https://github.com/obinexuscomputing" text:style-name="ListLabel_20_343" text:visited-style-name="ListLabel_20_343"><text:span text:style-name="T27">https://github.com/obinexuscomputing</text:span></text:a></text:p>
        </text:list-item>
        <text:list-item>
          <text:p text:style-name="P127"><text:span text:style-name="T26">obinexus/gating - GitHub, accessed December 21, 2025, </text:span><text:a xlink:type="simple" xlink:href="https://github.com/obinexus/gating" text:style-name="ListLabel_20_343" text:visited-style-name="ListLabel_20_343"><text:span text:style-name="T27">https://github.com/obinexus/gating</text:span></text:a></text:p>
        </text:list-item>
        <text:list-item>
          <text:p text:style-name="P127"><text:span text:style-name="T26">NSIGGI HERE AND NOW - A Biased Markov Baysian On the FLY Protocol</text:span></text:p>
        </text:list-item>
        <text:list-item>
          <text:p text:style-name="P127"><text:span text:style-name="T26">Interdimensional RIFT Theory- Orthogonal Access Model | by ..., accessed December 21, 2025, </text:span><text:a xlink:type="simple" xlink:href="https://medium.com/@obinexus/interdimensional-rift-theory-orthogonal-access-model-0dd0996f9643" text:style-name="ListLabel_20_343" text:visited-style-name="ListLabel_20_343"><text:span text:style-name="T27">https://medium.com/@obinexus/interdimensional-rift-theory-orthogonal-access-model-0dd0996f9643</text:span></text:a></text:p>
        </text:list-item>
        <text:list-item>
          <text:p text:style-name="P127"><text:span text:style-name="T26">From Waves to Words — How Visualizing Calculus as a Gifted Teen Shaped My Journey as a Language Architect - Nnamdi Michael Okpala, accessed December 21, 2025, </text:span><text:a xlink:type="simple" xlink:href="https://obinexus.medium.com/from-waves-to-words-how-visualizing-calculus-as-a-gifted-teen-shaped-my-journey-as-a-language-9ffe6b3eda06" text:style-name="ListLabel_20_343" text:visited-style-name="ListLabel_20_343"><text:span text:style-name="T27">https://obinexus.medium.com/from-waves-to-words-how-visualizing-calculus-as-a-gifted-teen-shaped-my-journey-as-a-language-9ffe6b3eda06</text:span></text:a></text:p>
        </text:list-item>
        <text:list-item>
          <text:p text:style-name="P127"><text:span text:style-name="T26">My Dystopia- A Phenomenological Mapping of Consciousness Under Systemic Degradation, accessed December 21, 2025, </text:span><text:a xlink:type="simple" xlink:href="https://obinexus.medium.com/my-dystopia-a-phenomenological-mapping-of-consciousness-under-systemic-degradation-29dca9ee8df0" text:style-name="ListLabel_20_343" text:visited-style-name="ListLabel_20_343"><text:span text:style-name="T27">https://obinexus.medium.com/my-dystopia-a-phenomenological-mapping-of-consciousness-under-systemic-degradation-29dca9ee8df0</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f0f6fc"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22" meta:paragraph-count="497" meta:word-count="4659" meta:character-count="32494" meta:non-whitespace-character-count="28446"/>
    <meta:generator>LibreOfficeDev/6.0.5.2$Linux_X86_64 LibreOffice_project/</meta:generator>
  </office:meta>
</office:document-meta>
</file>